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6217in"/>
    </style:style>
    <style:style style:name="co4" style:family="table-column">
      <style:table-column-properties fo:break-before="auto" style:column-width="1.2299in"/>
    </style:style>
    <style:style style:name="co5" style:family="table-column">
      <style:table-column-properties fo:break-before="auto" style:column-width="1.2189in"/>
    </style:style>
    <style:style style:name="co6" style:family="table-column">
      <style:table-column-properties fo:break-before="auto" style:column-width="1.3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te code</text:p>
          </table:table-cell>
          <table:table-cell office:value-type="string" calcext:value-type="string">
            <text:p>Note coe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Cycles/32</text:p>
          </table:table-cell>
          <table:table-cell office:value-type="string" calcext:value-type="string">
            <text:p>real freq.</text:p>
          </table:table-cell>
          <table:table-cell office:value-type="string" calcext:value-type="string">
            <text:p>abs. Error (Hz)</text:p>
          </table:table-cell>
          <table:table-cell office:value-type="string" calcext:value-type="string">
            <text:p>rel. error (%)</text:p>
          </table:table-cell>
          <table:table-cell office:value-type="string" calcext:value-type="string">
            <text:p>TCNT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94631" calcext:value-type="float">
            <text:p>1.0594631</text:p>
          </table:table-cell>
          <table:table-cell office:value-type="float" office:value="8.1757989156" calcext:value-type="float">
            <text:p>8.1757989156</text:p>
          </table:table-cell>
          <table:table-cell table:formula="of:=ROUND(16000000/[.C2]; 0)" office:value-type="float" office:value="1956995" calcext:value-type="float">
            <text:p>1956995</text:p>
          </table:table-cell>
          <table:table-cell table:formula="of:=ROUND([.D2]/64)" office:value-type="float" office:value="30578" calcext:value-type="float">
            <text:p>30578</text:p>
          </table:table-cell>
          <table:table-cell table:formula="of:=16000000/(64*[.E2])" office:value-type="float" office:value="8.17581267577997" calcext:value-type="float">
            <text:p>8.1758126758</text:p>
          </table:table-cell>
          <table:table-cell table:formula="of:=[.F2]-[.C2]" office:value-type="float" office:value="0.0000137601799732323" calcext:value-type="float">
            <text:p>1.37601799732323E-005</text:p>
          </table:table-cell>
          <table:table-cell table:formula="of:=[.G2]/[.F2]*100" office:value-type="float" office:value="0.000168303513288599" calcext:value-type="float">
            <text:p>0.0001683035</text:p>
          </table:table-cell>
          <table:table-cell table:formula="of:=65535-[.E2]" office:value-type="float" office:value="34957" calcext:value-type="float">
            <text:p>349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594631" calcext:value-type="float">
            <text:p>1.0594631</text:p>
          </table:table-cell>
          <table:table-cell table:formula="of:=[.B2]*[.C2]" office:value-type="float" office:value="8.66195726409821" calcext:value-type="float">
            <text:p>8.6619572641</text:p>
          </table:table-cell>
          <table:table-cell table:formula="of:=ROUND(16000000/[.C3]; 0)" office:value-type="float" office:value="1847158" calcext:value-type="float">
            <text:p>1847158</text:p>
          </table:table-cell>
          <table:table-cell table:formula="of:=ROUND([.D3]/64)" office:value-type="float" office:value="28862" calcext:value-type="float">
            <text:p>28862</text:p>
          </table:table-cell>
          <table:table-cell table:formula="of:=16000000/(64*[.E3])" office:value-type="float" office:value="8.66190839165685" calcext:value-type="float">
            <text:p>8.6619083917</text:p>
          </table:table-cell>
          <table:table-cell table:formula="of:=[.F3]-[.C3]" office:value-type="float" office:value="-0.0000488724413649777" calcext:value-type="float">
            <text:p>-4.88724413649777E-005</text:p>
          </table:table-cell>
          <table:table-cell table:formula="of:=[.G3]/[.F3]*100" office:value-type="float" office:value="-0.000564222561070395" calcext:value-type="float">
            <text:p>-0.0005642226</text:p>
          </table:table-cell>
          <table:table-cell table:formula="of:=65535-[.E3]" office:value-type="float" office:value="36673" calcext:value-type="float">
            <text:p>366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594631" calcext:value-type="float">
            <text:p>1.0594631</text:p>
          </table:table-cell>
          <table:table-cell table:formula="of:=[.B3]*[.C3]" office:value-type="float" office:value="9.17702409508901" calcext:value-type="float">
            <text:p>9.1770240951</text:p>
          </table:table-cell>
          <table:table-cell table:formula="of:=ROUND(16000000/[.C4]; 0)" office:value-type="float" office:value="1743485" calcext:value-type="float">
            <text:p>1743485</text:p>
          </table:table-cell>
          <table:table-cell table:formula="of:=ROUND([.D4]/64)" office:value-type="float" office:value="27242" calcext:value-type="float">
            <text:p>27242</text:p>
          </table:table-cell>
          <table:table-cell table:formula="of:=16000000/(64*[.E4])" office:value-type="float" office:value="9.17700609353205" calcext:value-type="float">
            <text:p>9.1770060935</text:p>
          </table:table-cell>
          <table:table-cell table:formula="of:=[.F4]-[.C4]" office:value-type="float" office:value="-0.0000180015569668512" calcext:value-type="float">
            <text:p>-1.80015569668512E-005</text:p>
          </table:table-cell>
          <table:table-cell table:formula="of:=[.G4]/[.F4]*100" office:value-type="float" office:value="-0.000196159365956385" calcext:value-type="float">
            <text:p>-0.0001961594</text:p>
          </table:table-cell>
          <table:table-cell table:formula="of:=65535-[.E4]" office:value-type="float" office:value="38293" calcext:value-type="float">
            <text:p>382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594631" calcext:value-type="float">
            <text:p>1.0594631</text:p>
          </table:table-cell>
          <table:table-cell table:formula="of:=[.B4]*[.C4]" office:value-type="float" office:value="9.7227183965577" calcext:value-type="float">
            <text:p>9.7227183966</text:p>
          </table:table-cell>
          <table:table-cell table:formula="of:=ROUND(16000000/[.C5]; 0)" office:value-type="float" office:value="1645630" calcext:value-type="float">
            <text:p>1645630</text:p>
          </table:table-cell>
          <table:table-cell table:formula="of:=ROUND([.D5]/64)" office:value-type="float" office:value="25713" calcext:value-type="float">
            <text:p>25713</text:p>
          </table:table-cell>
          <table:table-cell table:formula="of:=16000000/(64*[.E5])" office:value-type="float" office:value="9.72270835764011" calcext:value-type="float">
            <text:p>9.7227083576</text:p>
          </table:table-cell>
          <table:table-cell table:formula="of:=[.F5]-[.C5]" office:value-type="float" office:value="-0.0000100389175976545" calcext:value-type="float">
            <text:p>-1.00389175976545E-005</text:p>
          </table:table-cell>
          <table:table-cell table:formula="of:=[.G5]/[.F5]*100" office:value-type="float" office:value="-0.000103252275275396" calcext:value-type="float">
            <text:p>-0.0001032523</text:p>
          </table:table-cell>
          <table:table-cell table:formula="of:=65535-[.E5]" office:value-type="float" office:value="39822" calcext:value-type="float">
            <text:p>398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594631" calcext:value-type="float">
            <text:p>1.0594631</text:p>
          </table:table-cell>
          <table:table-cell table:formula="of:=[.B5]*[.C5]" office:value-type="float" office:value="10.3008613728441" calcext:value-type="float">
            <text:p>10.3008613728</text:p>
          </table:table-cell>
          <table:table-cell table:formula="of:=ROUND(16000000/[.C6]; 0)" office:value-type="float" office:value="1553268" calcext:value-type="float">
            <text:p>1553268</text:p>
          </table:table-cell>
          <table:table-cell table:formula="of:=ROUND([.D6]/64)" office:value-type="float" office:value="24270" calcext:value-type="float">
            <text:p>24270</text:p>
          </table:table-cell>
          <table:table-cell table:formula="of:=16000000/(64*[.E6])" office:value-type="float" office:value="10.3007828594973" calcext:value-type="float">
            <text:p>10.3007828595</text:p>
          </table:table-cell>
          <table:table-cell table:formula="of:=[.F6]-[.C6]" office:value-type="float" office:value="-0.0000785133467324783" calcext:value-type="float">
            <text:p>-7.85133467324783E-005</text:p>
          </table:table-cell>
          <table:table-cell table:formula="of:=[.G6]/[.F6]*100" office:value-type="float" office:value="-0.0007622075700789" calcext:value-type="float">
            <text:p>-0.0007622076</text:p>
          </table:table-cell>
          <table:table-cell table:formula="of:=65535-[.E6]" office:value-type="float" office:value="41265" calcext:value-type="float">
            <text:p>412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594631" calcext:value-type="float">
            <text:p>1.0594631</text:p>
          </table:table-cell>
          <table:table-cell table:formula="of:=[.B6]*[.C6]" office:value-type="float" office:value="10.9133825227436" calcext:value-type="float">
            <text:p>10.9133825227</text:p>
          </table:table-cell>
          <table:table-cell table:formula="of:=ROUND(16000000/[.C7]; 0)" office:value-type="float" office:value="1466090" calcext:value-type="float">
            <text:p>1466090</text:p>
          </table:table-cell>
          <table:table-cell table:formula="of:=ROUND([.D7]/64)" office:value-type="float" office:value="22908" calcext:value-type="float">
            <text:p>22908</text:p>
          </table:table-cell>
          <table:table-cell table:formula="of:=16000000/(64*[.E7])" office:value-type="float" office:value="10.9132180897503" calcext:value-type="float">
            <text:p>10.9132180898</text:p>
          </table:table-cell>
          <table:table-cell table:formula="of:=[.F7]-[.C7]" office:value-type="float" office:value="-0.000164432993312147" calcext:value-type="float">
            <text:p>-0.000164433</text:p>
          </table:table-cell>
          <table:table-cell table:formula="of:=[.G7]/[.F7]*100" office:value-type="float" office:value="-0.00150673240431786" calcext:value-type="float">
            <text:p>-0.0015067324</text:p>
          </table:table-cell>
          <table:table-cell table:formula="of:=65535-[.E7]" office:value-type="float" office:value="42627" calcext:value-type="float">
            <text:p>426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594631" calcext:value-type="float">
            <text:p>1.0594631</text:p>
          </table:table-cell>
          <table:table-cell table:formula="of:=[.B7]*[.C7]" office:value-type="float" office:value="11.5623260790318" calcext:value-type="float">
            <text:p>11.562326079</text:p>
          </table:table-cell>
          <table:table-cell table:formula="of:=ROUND(16000000/[.C8]; 0)" office:value-type="float" office:value="1383805" calcext:value-type="float">
            <text:p>1383805</text:p>
          </table:table-cell>
          <table:table-cell table:formula="of:=ROUND([.D8]/64)" office:value-type="float" office:value="21622" calcext:value-type="float">
            <text:p>21622</text:p>
          </table:table-cell>
          <table:table-cell table:formula="of:=16000000/(64*[.E8])" office:value-type="float" office:value="11.562297659791" calcext:value-type="float">
            <text:p>11.5622976598</text:p>
          </table:table-cell>
          <table:table-cell table:formula="of:=[.F8]-[.C8]" office:value-type="float" office:value="-0.0000284192408219752" calcext:value-type="float">
            <text:p>-2.84192408219752E-005</text:p>
          </table:table-cell>
          <table:table-cell table:formula="of:=[.G8]/[.F8]*100" office:value-type="float" office:value="-0.000245792330021099" calcext:value-type="float">
            <text:p>-0.0002457923</text:p>
          </table:table-cell>
          <table:table-cell table:formula="of:=65535-[.E8]" office:value-type="float" office:value="43913" calcext:value-type="float">
            <text:p>439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594631" calcext:value-type="float">
            <text:p>1.0594631</text:p>
          </table:table-cell>
          <table:table-cell table:formula="of:=[.B8]*[.C8]" office:value-type="float" office:value="12.2498578309019" calcext:value-type="float">
            <text:p>12.2498578309</text:p>
          </table:table-cell>
          <table:table-cell table:formula="of:=ROUND(16000000/[.C9]; 0)" office:value-type="float" office:value="1306138" calcext:value-type="float">
            <text:p>1306138</text:p>
          </table:table-cell>
          <table:table-cell table:formula="of:=ROUND([.D9]/64)" office:value-type="float" office:value="20408" calcext:value-type="float">
            <text:p>20408</text:p>
          </table:table-cell>
          <table:table-cell table:formula="of:=16000000/(64*[.E9])" office:value-type="float" office:value="12.250098000784" calcext:value-type="float">
            <text:p>12.2500980008</text:p>
          </table:table-cell>
          <table:table-cell table:formula="of:=[.F9]-[.C9]" office:value-type="float" office:value="0.000240169882156138" calcext:value-type="float">
            <text:p>0.0002401699</text:p>
          </table:table-cell>
          <table:table-cell table:formula="of:=[.G9]/[.F9]*100" office:value-type="float" office:value="0.00196055478201699" calcext:value-type="float">
            <text:p>0.0019605548</text:p>
          </table:table-cell>
          <table:table-cell table:formula="of:=65535-[.E9]" office:value-type="float" office:value="45127" calcext:value-type="float">
            <text:p>45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594631" calcext:value-type="float">
            <text:p>1.0594631</text:p>
          </table:table-cell>
          <table:table-cell table:formula="of:=[.B9]*[.C9]" office:value-type="float" office:value="12.9782723520866" calcext:value-type="float">
            <text:p>12.9782723521</text:p>
          </table:table-cell>
          <table:table-cell table:formula="of:=ROUND(16000000/[.C10]; 0)" office:value-type="float" office:value="1232830" calcext:value-type="float">
            <text:p>1232830</text:p>
          </table:table-cell>
          <table:table-cell table:formula="of:=ROUND([.D10]/64)" office:value-type="float" office:value="19263" calcext:value-type="float">
            <text:p>19263</text:p>
          </table:table-cell>
          <table:table-cell table:formula="of:=16000000/(64*[.E10])" office:value-type="float" office:value="12.9782484555884" calcext:value-type="float">
            <text:p>12.9782484556</text:p>
          </table:table-cell>
          <table:table-cell table:formula="of:=[.F10]-[.C10]" office:value-type="float" office:value="-0.0000238964981189582" calcext:value-type="float">
            <text:p>-2.38964981189582E-005</text:p>
          </table:table-cell>
          <table:table-cell table:formula="of:=[.G10]/[.F10]*100" office:value-type="float" office:value="-0.000184127297306197" calcext:value-type="float">
            <text:p>-0.0001841273</text:p>
          </table:table-cell>
          <table:table-cell table:formula="of:=65535-[.E10]" office:value-type="float" office:value="46272" calcext:value-type="float">
            <text:p>462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594631" calcext:value-type="float">
            <text:p>1.0594631</text:p>
          </table:table-cell>
          <table:table-cell table:formula="of:=[.B10]*[.C10]" office:value-type="float" office:value="13.7500006587859" calcext:value-type="float">
            <text:p>13.7500006588</text:p>
          </table:table-cell>
          <table:table-cell table:formula="of:=ROUND(16000000/[.C11]; 0)" office:value-type="float" office:value="1163636" calcext:value-type="float">
            <text:p>1163636</text:p>
          </table:table-cell>
          <table:table-cell table:formula="of:=ROUND([.D11]/64)" office:value-type="float" office:value="18182" calcext:value-type="float">
            <text:p>18182</text:p>
          </table:table-cell>
          <table:table-cell table:formula="of:=16000000/(64*[.E11])" office:value-type="float" office:value="13.749862501375" calcext:value-type="float">
            <text:p>13.7498625014</text:p>
          </table:table-cell>
          <table:table-cell table:formula="of:=[.F11]-[.C11]" office:value-type="float" office:value="-0.000138157410924933" calcext:value-type="float">
            <text:p>-0.0001381574</text:p>
          </table:table-cell>
          <table:table-cell table:formula="of:=[.G11]/[.F11]*100" office:value-type="float" office:value="-0.00100479121817485" calcext:value-type="float">
            <text:p>-0.0010047912</text:p>
          </table:table-cell>
          <table:table-cell table:formula="of:=65535-[.E11]" office:value-type="float" office:value="47353" calcext:value-type="float">
            <text:p>473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594631" calcext:value-type="float">
            <text:p>1.0594631</text:p>
          </table:table-cell>
          <table:table-cell table:formula="of:=[.B11]*[.C11]" office:value-type="float" office:value="14.5676183229594" calcext:value-type="float">
            <text:p>14.567618323</text:p>
          </table:table-cell>
          <table:table-cell table:formula="of:=ROUND(16000000/[.C12]; 0)" office:value-type="float" office:value="1098326" calcext:value-type="float">
            <text:p>1098326</text:p>
          </table:table-cell>
          <table:table-cell table:formula="of:=ROUND([.D12]/64)" office:value-type="float" office:value="17161" calcext:value-type="float">
            <text:p>17161</text:p>
          </table:table-cell>
          <table:table-cell table:formula="of:=16000000/(64*[.E12])" office:value-type="float" office:value="14.5679156226327" calcext:value-type="float">
            <text:p>14.5679156226</text:p>
          </table:table-cell>
          <table:table-cell table:formula="of:=[.F12]-[.C12]" office:value-type="float" office:value="0.000297299673349016" calcext:value-type="float">
            <text:p>0.0002972997</text:p>
          </table:table-cell>
          <table:table-cell table:formula="of:=[.G12]/[.F12]*100" office:value-type="float" office:value="0.00204078387773699" calcext:value-type="float">
            <text:p>0.0020407839</text:p>
          </table:table-cell>
          <table:table-cell table:formula="of:=65535-[.E12]" office:value-type="float" office:value="48374" calcext:value-type="float">
            <text:p>483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594631" calcext:value-type="float">
            <text:p>1.0594631</text:p>
          </table:table-cell>
          <table:table-cell table:formula="of:=[.B12]*[.C12]" office:value-type="float" office:value="15.4338540680593" calcext:value-type="float">
            <text:p>15.4338540681</text:p>
          </table:table-cell>
          <table:table-cell table:formula="of:=ROUND(16000000/[.C13]; 0)" office:value-type="float" office:value="1036682" calcext:value-type="float">
            <text:p>1036682</text:p>
          </table:table-cell>
          <table:table-cell table:formula="of:=ROUND([.D13]/64)" office:value-type="float" office:value="16198" calcext:value-type="float">
            <text:p>16198</text:p>
          </table:table-cell>
          <table:table-cell table:formula="of:=16000000/(64*[.E13])" office:value-type="float" office:value="15.4340041980491" calcext:value-type="float">
            <text:p>15.434004198</text:p>
          </table:table-cell>
          <table:table-cell table:formula="of:=[.F13]-[.C13]" office:value-type="float" office:value="0.000150129989808789" calcext:value-type="float">
            <text:p>0.00015013</text:p>
          </table:table-cell>
          <table:table-cell table:formula="of:=[.G13]/[.F13]*100" office:value-type="float" office:value="0.000972722229969108" calcext:value-type="float">
            <text:p>0.0009727222</text:p>
          </table:table-cell>
          <table:table-cell table:formula="of:=65535-[.E13]" office:value-type="float" office:value="49337" calcext:value-type="float">
            <text:p>493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594631" calcext:value-type="float">
            <text:p>1.0594631</text:p>
          </table:table-cell>
          <table:table-cell table:formula="of:=[.B13]*[.C13]" office:value-type="float" office:value="16.3515988758938" calcext:value-type="float">
            <text:p>16.3515988759</text:p>
          </table:table-cell>
          <table:table-cell table:formula="of:=ROUND(16000000/[.C14]; 0)" office:value-type="float" office:value="978498" calcext:value-type="float">
            <text:p>978498</text:p>
          </table:table-cell>
          <table:table-cell table:formula="of:=ROUND([.D14]/64)" office:value-type="float" office:value="15289" calcext:value-type="float">
            <text:p>15289</text:p>
          </table:table-cell>
          <table:table-cell table:formula="of:=16000000/(64*[.E14])" office:value-type="float" office:value="16.3516253515599" calcext:value-type="float">
            <text:p>16.3516253516</text:p>
          </table:table-cell>
          <table:table-cell table:formula="of:=[.F14]-[.C14]" office:value-type="float" office:value="0.0000264756661927379" calcext:value-type="float">
            <text:p>2.64756661927379E-005</text:p>
          </table:table-cell>
          <table:table-cell table:formula="of:=[.G14]/[.F14]*100" office:value-type="float" office:value="0.000161914584168308" calcext:value-type="float">
            <text:p>0.0001619146</text:p>
          </table:table-cell>
          <table:table-cell table:formula="of:=65535-[.E14]" office:value-type="float" office:value="50246" calcext:value-type="float">
            <text:p>502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594631" calcext:value-type="float">
            <text:p>1.0594631</text:p>
          </table:table-cell>
          <table:table-cell table:formula="of:=[.B14]*[.C14]" office:value-type="float" office:value="17.3239156350109" calcext:value-type="float">
            <text:p>17.323915635</text:p>
          </table:table-cell>
          <table:table-cell table:formula="of:=ROUND(16000000/[.C15]; 0)" office:value-type="float" office:value="923579" calcext:value-type="float">
            <text:p>923579</text:p>
          </table:table-cell>
          <table:table-cell table:formula="of:=ROUND([.D15]/64)" office:value-type="float" office:value="14431" calcext:value-type="float">
            <text:p>14431</text:p>
          </table:table-cell>
          <table:table-cell table:formula="of:=16000000/(64*[.E15])" office:value-type="float" office:value="17.3238167833137" calcext:value-type="float">
            <text:p>17.3238167833</text:p>
          </table:table-cell>
          <table:table-cell table:formula="of:=[.F15]-[.C15]" office:value-type="float" office:value="-0.0000988516972135756" calcext:value-type="float">
            <text:p>-9.88516972135756E-005</text:p>
          </table:table-cell>
          <table:table-cell table:formula="of:=[.G15]/[.F15]*100" office:value-type="float" office:value="-0.000570611536995644" calcext:value-type="float">
            <text:p>-0.0005706115</text:p>
          </table:table-cell>
          <table:table-cell table:formula="of:=65535-[.E15]" office:value-type="float" office:value="51104" calcext:value-type="float">
            <text:p>511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594631" calcext:value-type="float">
            <text:p>1.0594631</text:p>
          </table:table-cell>
          <table:table-cell table:formula="of:=[.B15]*[.C15]" office:value-type="float" office:value="18.3540493628071" calcext:value-type="float">
            <text:p>18.3540493628</text:p>
          </table:table-cell>
          <table:table-cell table:formula="of:=ROUND(16000000/[.C16]; 0)" office:value-type="float" office:value="871742" calcext:value-type="float">
            <text:p>871742</text:p>
          </table:table-cell>
          <table:table-cell table:formula="of:=ROUND([.D16]/64)" office:value-type="float" office:value="13621" calcext:value-type="float">
            <text:p>13621</text:p>
          </table:table-cell>
          <table:table-cell table:formula="of:=16000000/(64*[.E16])" office:value-type="float" office:value="18.3540121870641" calcext:value-type="float">
            <text:p>18.3540121871</text:p>
          </table:table-cell>
          <table:table-cell table:formula="of:=[.F16]-[.C16]" office:value-type="float" office:value="-0.000037175743038631" calcext:value-type="float">
            <text:p>-3.7175743038631E-005</text:p>
          </table:table-cell>
          <table:table-cell table:formula="of:=[.G16]/[.F16]*100" office:value-type="float" office:value="-0.000202548318371677" calcext:value-type="float">
            <text:p>-0.0002025483</text:p>
          </table:table-cell>
          <table:table-cell table:formula="of:=65535-[.E16]" office:value-type="float" office:value="51914" calcext:value-type="float">
            <text:p>519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594631" calcext:value-type="float">
            <text:p>1.0594631</text:p>
          </table:table-cell>
          <table:table-cell table:formula="of:=[.B16]*[.C16]" office:value-type="float" office:value="19.4454380354727" calcext:value-type="float">
            <text:p>19.4454380355</text:p>
          </table:table-cell>
          <table:table-cell table:formula="of:=ROUND(16000000/[.C17]; 0)" office:value-type="float" office:value="822815" calcext:value-type="float">
            <text:p>822815</text:p>
          </table:table-cell>
          <table:table-cell table:formula="of:=ROUND([.D17]/64)" office:value-type="float" office:value="12856" calcext:value-type="float">
            <text:p>12856</text:p>
          </table:table-cell>
          <table:table-cell table:formula="of:=16000000/(64*[.E17])" office:value-type="float" office:value="19.4461729931549" calcext:value-type="float">
            <text:p>19.4461729932</text:p>
          </table:table-cell>
          <table:table-cell table:formula="of:=[.F17]-[.C17]" office:value-type="float" office:value="0.000734957682276161" calcext:value-type="float">
            <text:p>0.0007349577</text:p>
          </table:table-cell>
          <table:table-cell table:formula="of:=[.G17]/[.F17]*100" office:value-type="float" office:value="0.00377944638533693" calcext:value-type="float">
            <text:p>0.0037794464</text:p>
          </table:table-cell>
          <table:table-cell table:formula="of:=65535-[.E17]" office:value-type="float" office:value="52679" calcext:value-type="float">
            <text:p>526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594631" calcext:value-type="float">
            <text:p>1.0594631</text:p>
          </table:table-cell>
          <table:table-cell table:formula="of:=[.B17]*[.C17]" office:value-type="float" office:value="20.6017240619198" calcext:value-type="float">
            <text:p>20.6017240619</text:p>
          </table:table-cell>
          <table:table-cell table:formula="of:=ROUND(16000000/[.C18]; 0)" office:value-type="float" office:value="776634" calcext:value-type="float">
            <text:p>776634</text:p>
          </table:table-cell>
          <table:table-cell table:formula="of:=ROUND([.D18]/64)" office:value-type="float" office:value="12135" calcext:value-type="float">
            <text:p>12135</text:p>
          </table:table-cell>
          <table:table-cell table:formula="of:=16000000/(64*[.E18])" office:value-type="float" office:value="20.6015657189946" calcext:value-type="float">
            <text:p>20.601565719</text:p>
          </table:table-cell>
          <table:table-cell table:formula="of:=[.F18]-[.C18]" office:value-type="float" office:value="-0.000158342925143273" calcext:value-type="float">
            <text:p>-0.0001583429</text:p>
          </table:table-cell>
          <table:table-cell table:formula="of:=[.G18]/[.F18]*100" office:value-type="float" office:value="-0.000768596558645449" calcext:value-type="float">
            <text:p>-0.0007685966</text:p>
          </table:table-cell>
          <table:table-cell table:formula="of:=65535-[.E18]" office:value-type="float" office:value="53400" calcext:value-type="float">
            <text:p>534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594631" calcext:value-type="float">
            <text:p>1.0594631</text:p>
          </table:table-cell>
          <table:table-cell table:formula="of:=[.B18]*[.C18]" office:value-type="float" office:value="21.8267664399861" calcext:value-type="float">
            <text:p>21.82676644</text:p>
          </table:table-cell>
          <table:table-cell table:formula="of:=ROUND(16000000/[.C19]; 0)" office:value-type="float" office:value="733045" calcext:value-type="float">
            <text:p>733045</text:p>
          </table:table-cell>
          <table:table-cell table:formula="of:=ROUND([.D19]/64)" office:value-type="float" office:value="11454" calcext:value-type="float">
            <text:p>11454</text:p>
          </table:table-cell>
          <table:table-cell table:formula="of:=16000000/(64*[.E19])" office:value-type="float" office:value="21.8264361795006" calcext:value-type="float">
            <text:p>21.8264361795</text:p>
          </table:table-cell>
          <table:table-cell table:formula="of:=[.F19]-[.C19]" office:value-type="float" office:value="-0.000330260485519318" calcext:value-type="float">
            <text:p>-0.0003302605</text:p>
          </table:table-cell>
          <table:table-cell table:formula="of:=[.G19]/[.F19]*100" office:value-type="float" office:value="-0.00151312144045531" calcext:value-type="float">
            <text:p>-0.0015131214</text:p>
          </table:table-cell>
          <table:table-cell table:formula="of:=65535-[.E19]" office:value-type="float" office:value="54081" calcext:value-type="float">
            <text:p>540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594631" calcext:value-type="float">
            <text:p>1.0594631</text:p>
          </table:table-cell>
          <table:table-cell table:formula="of:=[.B19]*[.C19]" office:value-type="float" office:value="23.1246536354837" calcext:value-type="float">
            <text:p>23.1246536355</text:p>
          </table:table-cell>
          <table:table-cell table:formula="of:=ROUND(16000000/[.C20]; 0)" office:value-type="float" office:value="691902" calcext:value-type="float">
            <text:p>691902</text:p>
          </table:table-cell>
          <table:table-cell table:formula="of:=ROUND([.D20]/64)" office:value-type="float" office:value="10811" calcext:value-type="float">
            <text:p>10811</text:p>
          </table:table-cell>
          <table:table-cell table:formula="of:=16000000/(64*[.E20])" office:value-type="float" office:value="23.1245953195819" calcext:value-type="float">
            <text:p>23.1245953196</text:p>
          </table:table-cell>
          <table:table-cell table:formula="of:=[.F20]-[.C20]" office:value-type="float" office:value="-0.0000583159017644164" calcext:value-type="float">
            <text:p>-5.83159017644164E-005</text:p>
          </table:table-cell>
          <table:table-cell table:formula="of:=[.G20]/[.F20]*100" office:value-type="float" office:value="-0.000252181285590042" calcext:value-type="float">
            <text:p>-0.0002521813</text:p>
          </table:table-cell>
          <table:table-cell table:formula="of:=65535-[.E20]" office:value-type="float" office:value="54724" calcext:value-type="float">
            <text:p>547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594631" calcext:value-type="float">
            <text:p>1.0594631</text:p>
          </table:table-cell>
          <table:table-cell table:formula="of:=[.B20]*[.C20]" office:value-type="float" office:value="24.4997172270758" calcext:value-type="float">
            <text:p>24.4997172271</text:p>
          </table:table-cell>
          <table:table-cell table:formula="of:=ROUND(16000000/[.C21]; 0)" office:value-type="float" office:value="653069" calcext:value-type="float">
            <text:p>653069</text:p>
          </table:table-cell>
          <table:table-cell table:formula="of:=ROUND([.D21]/64)" office:value-type="float" office:value="10204" calcext:value-type="float">
            <text:p>10204</text:p>
          </table:table-cell>
          <table:table-cell table:formula="of:=16000000/(64*[.E21])" office:value-type="float" office:value="24.500196001568" calcext:value-type="float">
            <text:p>24.5001960016</text:p>
          </table:table-cell>
          <table:table-cell table:formula="of:=[.F21]-[.C21]" office:value-type="float" office:value="0.000478774492211898" calcext:value-type="float">
            <text:p>0.0004787745</text:p>
          </table:table-cell>
          <table:table-cell table:formula="of:=[.G21]/[.F21]*100" office:value-type="float" office:value="0.00195416596741208" calcext:value-type="float">
            <text:p>0.001954166</text:p>
          </table:table-cell>
          <table:table-cell table:formula="of:=65535-[.E21]" office:value-type="float" office:value="55331" calcext:value-type="float">
            <text:p>553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594631" calcext:value-type="float">
            <text:p>1.0594631</text:p>
          </table:table-cell>
          <table:table-cell table:formula="of:=[.B21]*[.C21]" office:value-type="float" office:value="25.9565463625211" calcext:value-type="float">
            <text:p>25.9565463625</text:p>
          </table:table-cell>
          <table:table-cell table:formula="of:=ROUND(16000000/[.C22]; 0)" office:value-type="float" office:value="616415" calcext:value-type="float">
            <text:p>616415</text:p>
          </table:table-cell>
          <table:table-cell table:formula="of:=ROUND([.D22]/64)" office:value-type="float" office:value="9631" calcext:value-type="float">
            <text:p>9631</text:p>
          </table:table-cell>
          <table:table-cell table:formula="of:=16000000/(64*[.E22])" office:value-type="float" office:value="25.957844460596" calcext:value-type="float">
            <text:p>25.9578444606</text:p>
          </table:table-cell>
          <table:table-cell table:formula="of:=[.F22]-[.C22]" office:value-type="float" office:value="0.0012980980748587" calcext:value-type="float">
            <text:p>0.0012980981</text:p>
          </table:table-cell>
          <table:table-cell table:formula="of:=[.G22]/[.F22]*100" office:value-type="float" office:value="0.00500079302358566" calcext:value-type="float">
            <text:p>0.005000793</text:p>
          </table:table-cell>
          <table:table-cell table:formula="of:=65535-[.E22]" office:value-type="float" office:value="55904" calcext:value-type="float">
            <text:p>559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594631" calcext:value-type="float">
            <text:p>1.0594631</text:p>
          </table:table-cell>
          <table:table-cell table:formula="of:=[.B22]*[.C22]" office:value-type="float" office:value="27.5000030745304" calcext:value-type="float">
            <text:p>27.5000030745</text:p>
          </table:table-cell>
          <table:table-cell table:formula="of:=ROUND(16000000/[.C23]; 0)" office:value-type="float" office:value="581818" calcext:value-type="float">
            <text:p>581818</text:p>
          </table:table-cell>
          <table:table-cell table:formula="of:=ROUND([.D23]/64)" office:value-type="float" office:value="9091" calcext:value-type="float">
            <text:p>9091</text:p>
          </table:table-cell>
          <table:table-cell table:formula="of:=16000000/(64*[.E23])" office:value-type="float" office:value="27.49972500275" calcext:value-type="float">
            <text:p>27.4997250028</text:p>
          </table:table-cell>
          <table:table-cell table:formula="of:=[.F23]-[.C23]" office:value-type="float" office:value="-0.000278071780396516" calcext:value-type="float">
            <text:p>-0.0002780718</text:p>
          </table:table-cell>
          <table:table-cell table:formula="of:=[.G23]/[.F23]*100" office:value-type="float" office:value="-0.00101118022223389" calcext:value-type="float">
            <text:p>-0.0010111802</text:p>
          </table:table-cell>
          <table:table-cell table:formula="of:=65535-[.E23]" office:value-type="float" office:value="56444" calcext:value-type="float">
            <text:p>564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594631" calcext:value-type="float">
            <text:p>1.0594631</text:p>
          </table:table-cell>
          <table:table-cell table:formula="of:=[.B23]*[.C23]" office:value-type="float" office:value="29.1352385073515" calcext:value-type="float">
            <text:p>29.1352385074</text:p>
          </table:table-cell>
          <table:table-cell table:formula="of:=ROUND(16000000/[.C24]; 0)" office:value-type="float" office:value="549163" calcext:value-type="float">
            <text:p>549163</text:p>
          </table:table-cell>
          <table:table-cell table:formula="of:=ROUND([.D24]/64)" office:value-type="float" office:value="8581" calcext:value-type="float">
            <text:p>8581</text:p>
          </table:table-cell>
          <table:table-cell table:formula="of:=16000000/(64*[.E24])" office:value-type="float" office:value="29.1341335508682" calcext:value-type="float">
            <text:p>29.1341335509</text:p>
          </table:table-cell>
          <table:table-cell table:formula="of:=[.F24]-[.C24]" office:value-type="float" office:value="-0.00110495648328168" calcext:value-type="float">
            <text:p>-0.0011049565</text:p>
          </table:table-cell>
          <table:table-cell table:formula="of:=[.G24]/[.F24]*100" office:value-type="float" office:value="-0.00379265263321605" calcext:value-type="float">
            <text:p>-0.0037926526</text:p>
          </table:table-cell>
          <table:table-cell table:formula="of:=65535-[.E24]" office:value-type="float" office:value="56954" calcext:value-type="float">
            <text:p>569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594631" calcext:value-type="float">
            <text:p>1.0594631</text:p>
          </table:table-cell>
          <table:table-cell table:formula="of:=[.B24]*[.C24]" office:value-type="float" office:value="30.867710108238" calcext:value-type="float">
            <text:p>30.8677101082</text:p>
          </table:table-cell>
          <table:table-cell table:formula="of:=ROUND(16000000/[.C25]; 0)" office:value-type="float" office:value="518341" calcext:value-type="float">
            <text:p>518341</text:p>
          </table:table-cell>
          <table:table-cell table:formula="of:=ROUND([.D25]/64)" office:value-type="float" office:value="8099" calcext:value-type="float">
            <text:p>8099</text:p>
          </table:table-cell>
          <table:table-cell table:formula="of:=16000000/(64*[.E25])" office:value-type="float" office:value="30.8680083960983" calcext:value-type="float">
            <text:p>30.8680083961</text:p>
          </table:table-cell>
          <table:table-cell table:formula="of:=[.F25]-[.C25]" office:value-type="float" office:value="0.000298287860310609" calcext:value-type="float">
            <text:p>0.0002982879</text:p>
          </table:table-cell>
          <table:table-cell table:formula="of:=[.G25]/[.F25]*100" office:value-type="float" office:value="0.000966333352262248" calcext:value-type="float">
            <text:p>0.0009663334</text:p>
          </table:table-cell>
          <table:table-cell table:formula="of:=65535-[.E25]" office:value-type="float" office:value="57436" calcext:value-type="float">
            <text:p>574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594631" calcext:value-type="float">
            <text:p>1.0594631</text:p>
          </table:table-cell>
          <table:table-cell table:formula="of:=[.B25]*[.C25]" office:value-type="float" office:value="32.7031998411751" calcext:value-type="float">
            <text:p>32.7031998412</text:p>
          </table:table-cell>
          <table:table-cell table:formula="of:=ROUND(16000000/[.C26]; 0)" office:value-type="float" office:value="489249" calcext:value-type="float">
            <text:p>489249</text:p>
          </table:table-cell>
          <table:table-cell table:formula="of:=ROUND([.D26]/64)" office:value-type="float" office:value="7645" calcext:value-type="float">
            <text:p>7645</text:p>
          </table:table-cell>
          <table:table-cell table:formula="of:=16000000/(64*[.E26])" office:value-type="float" office:value="32.7011118378025" calcext:value-type="float">
            <text:p>32.7011118378</text:p>
          </table:table-cell>
          <table:table-cell table:formula="of:=[.F26]-[.C26]" office:value-type="float" office:value="-0.00208800337265558" calcext:value-type="float">
            <text:p>-0.0020880034</text:p>
          </table:table-cell>
          <table:table-cell table:formula="of:=[.G26]/[.F26]*100" office:value-type="float" office:value="-0.00638511431358076" calcext:value-type="float">
            <text:p>-0.0063851143</text:p>
          </table:table-cell>
          <table:table-cell table:formula="of:=65535-[.E26]" office:value-type="float" office:value="57890" calcext:value-type="float">
            <text:p>578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594631" calcext:value-type="float">
            <text:p>1.0594631</text:p>
          </table:table-cell>
          <table:table-cell table:formula="of:=[.B26]*[.C26]" office:value-type="float" office:value="34.6478334836509" calcext:value-type="float">
            <text:p>34.6478334837</text:p>
          </table:table-cell>
          <table:table-cell table:formula="of:=ROUND(16000000/[.C27]; 0)" office:value-type="float" office:value="461789" calcext:value-type="float">
            <text:p>461789</text:p>
          </table:table-cell>
          <table:table-cell table:formula="of:=ROUND([.D27]/64)" office:value-type="float" office:value="7215" calcext:value-type="float">
            <text:p>7215</text:p>
          </table:table-cell>
          <table:table-cell table:formula="of:=16000000/(64*[.E27])" office:value-type="float" office:value="34.6500346500346" calcext:value-type="float">
            <text:p>34.65003465</text:p>
          </table:table-cell>
          <table:table-cell table:formula="of:=[.F27]-[.C27]" office:value-type="float" office:value="0.00220116638372048" calcext:value-type="float">
            <text:p>0.0022011664</text:p>
          </table:table-cell>
          <table:table-cell table:formula="of:=[.G27]/[.F27]*100" office:value-type="float" office:value="0.0063525661834173" calcext:value-type="float">
            <text:p>0.0063525662</text:p>
          </table:table-cell>
          <table:table-cell table:formula="of:=65535-[.E27]" office:value-type="float" office:value="58320" calcext:value-type="float">
            <text:p>583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594631" calcext:value-type="float">
            <text:p>1.0594631</text:p>
          </table:table-cell>
          <table:table-cell table:formula="of:=[.B27]*[.C27]" office:value-type="float" office:value="36.7081010708726" calcext:value-type="float">
            <text:p>36.7081010709</text:p>
          </table:table-cell>
          <table:table-cell table:formula="of:=ROUND(16000000/[.C28]; 0)" office:value-type="float" office:value="435871" calcext:value-type="float">
            <text:p>435871</text:p>
          </table:table-cell>
          <table:table-cell table:formula="of:=ROUND([.D28]/64)" office:value-type="float" office:value="6810" calcext:value-type="float">
            <text:p>6810</text:p>
          </table:table-cell>
          <table:table-cell table:formula="of:=16000000/(64*[.E28])" office:value-type="float" office:value="36.7107195301028" calcext:value-type="float">
            <text:p>36.7107195301</text:p>
          </table:table-cell>
          <table:table-cell table:formula="of:=[.F28]-[.C28]" office:value-type="float" office:value="0.00261845923017745" calcext:value-type="float">
            <text:p>0.0026184592</text:p>
          </table:table-cell>
          <table:table-cell table:formula="of:=[.G28]/[.F28]*100" office:value-type="float" office:value="0.00713268294300337" calcext:value-type="float">
            <text:p>0.0071326829</text:p>
          </table:table-cell>
          <table:table-cell table:formula="of:=65535-[.E28]" office:value-type="float" office:value="58725" calcext:value-type="float">
            <text:p>587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594631" calcext:value-type="float">
            <text:p>1.0594631</text:p>
          </table:table-cell>
          <table:table-cell table:formula="of:=[.B28]*[.C28]" office:value-type="float" office:value="38.89087855566" calcext:value-type="float">
            <text:p>38.8908785557</text:p>
          </table:table-cell>
          <table:table-cell table:formula="of:=ROUND(16000000/[.C29]; 0)" office:value-type="float" office:value="411408" calcext:value-type="float">
            <text:p>411408</text:p>
          </table:table-cell>
          <table:table-cell table:formula="of:=ROUND([.D29]/64)" office:value-type="float" office:value="6428" calcext:value-type="float">
            <text:p>6428</text:p>
          </table:table-cell>
          <table:table-cell table:formula="of:=16000000/(64*[.E29])" office:value-type="float" office:value="38.8923459863099" calcext:value-type="float">
            <text:p>38.8923459863</text:p>
          </table:table-cell>
          <table:table-cell table:formula="of:=[.F29]-[.C29]" office:value-type="float" office:value="0.00146743064986765" calcext:value-type="float">
            <text:p>0.0014674306</text:p>
          </table:table-cell>
          <table:table-cell table:formula="of:=[.G29]/[.F29]*100" office:value-type="float" office:value="0.00377305768693971" calcext:value-type="float">
            <text:p>0.0037730577</text:p>
          </table:table-cell>
          <table:table-cell table:formula="of:=65535-[.E29]" office:value-type="float" office:value="59107" calcext:value-type="float">
            <text:p>59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0594631" calcext:value-type="float">
            <text:p>1.0594631</text:p>
          </table:table-cell>
          <table:table-cell table:formula="of:=[.B29]*[.C29]" office:value-type="float" office:value="41.2034507563031" calcext:value-type="float">
            <text:p>41.2034507563</text:p>
          </table:table-cell>
          <table:table-cell table:formula="of:=ROUND(16000000/[.C30]; 0)" office:value-type="float" office:value="388317" calcext:value-type="float">
            <text:p>388317</text:p>
          </table:table-cell>
          <table:table-cell table:formula="of:=ROUND([.D30]/64)" office:value-type="float" office:value="6067" calcext:value-type="float">
            <text:p>6067</text:p>
          </table:table-cell>
          <table:table-cell table:formula="of:=16000000/(64*[.E30])" office:value-type="float" office:value="41.2065271138948" calcext:value-type="float">
            <text:p>41.2065271139</text:p>
          </table:table-cell>
          <table:table-cell table:formula="of:=[.F30]-[.C30]" office:value-type="float" office:value="0.00307635759174474" calcext:value-type="float">
            <text:p>0.0030763576</text:p>
          </table:table-cell>
          <table:table-cell table:formula="of:=[.G30]/[.F30]*100" office:value-type="float" office:value="0.00746570460364613" calcext:value-type="float">
            <text:p>0.0074657046</text:p>
          </table:table-cell>
          <table:table-cell table:formula="of:=65535-[.E30]" office:value-type="float" office:value="59468" calcext:value-type="float">
            <text:p>594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0594631" calcext:value-type="float">
            <text:p>1.0594631</text:p>
          </table:table-cell>
          <table:table-cell table:formula="of:=[.B30]*[.C30]" office:value-type="float" office:value="43.6535356689702" calcext:value-type="float">
            <text:p>43.653535669</text:p>
          </table:table-cell>
          <table:table-cell table:formula="of:=ROUND(16000000/[.C31]; 0)" office:value-type="float" office:value="366522" calcext:value-type="float">
            <text:p>366522</text:p>
          </table:table-cell>
          <table:table-cell table:formula="of:=ROUND([.D31]/64)" office:value-type="float" office:value="5727" calcext:value-type="float">
            <text:p>5727</text:p>
          </table:table-cell>
          <table:table-cell table:formula="of:=16000000/(64*[.E31])" office:value-type="float" office:value="43.6528723590012" calcext:value-type="float">
            <text:p>43.652872359</text:p>
          </table:table-cell>
          <table:table-cell table:formula="of:=[.F31]-[.C31]" office:value-type="float" office:value="-0.00066330996900632" calcext:value-type="float">
            <text:p>-0.00066331</text:p>
          </table:table-cell>
          <table:table-cell table:formula="of:=[.G31]/[.F31]*100" office:value-type="float" office:value="-0.00151951047699968" calcext:value-type="float">
            <text:p>-0.0015195105</text:p>
          </table:table-cell>
          <table:table-cell table:formula="of:=65535-[.E31]" office:value-type="float" office:value="59808" calcext:value-type="float">
            <text:p>598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0594631" calcext:value-type="float">
            <text:p>1.0594631</text:p>
          </table:table-cell>
          <table:table-cell table:formula="of:=[.B31]*[.C31]" office:value-type="float" office:value="46.2493102258078" calcext:value-type="float">
            <text:p>46.2493102258</text:p>
          </table:table-cell>
          <table:table-cell table:formula="of:=ROUND(16000000/[.C32]; 0)" office:value-type="float" office:value="345951" calcext:value-type="float">
            <text:p>345951</text:p>
          </table:table-cell>
          <table:table-cell table:formula="of:=ROUND([.D32]/64)" office:value-type="float" office:value="5405" calcext:value-type="float">
            <text:p>5405</text:p>
          </table:table-cell>
          <table:table-cell table:formula="of:=16000000/(64*[.E32])" office:value-type="float" office:value="46.2534690101758" calcext:value-type="float">
            <text:p>46.2534690102</text:p>
          </table:table-cell>
          <table:table-cell table:formula="of:=[.F32]-[.C32]" office:value-type="float" office:value="0.00415878436798778" calcext:value-type="float">
            <text:p>0.0041587844</text:p>
          </table:table-cell>
          <table:table-cell table:formula="of:=[.G32]/[.F32]*100" office:value-type="float" office:value="0.00899129180358958" calcext:value-type="float">
            <text:p>0.0089912918</text:p>
          </table:table-cell>
          <table:table-cell table:formula="of:=65535-[.E32]" office:value-type="float" office:value="60130" calcext:value-type="float">
            <text:p>601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594631" calcext:value-type="float">
            <text:p>1.0594631</text:p>
          </table:table-cell>
          <table:table-cell table:formula="of:=[.B32]*[.C32]" office:value-type="float" office:value="48.999437584696" calcext:value-type="float">
            <text:p>48.9994375847</text:p>
          </table:table-cell>
          <table:table-cell table:formula="of:=ROUND(16000000/[.C33]; 0)" office:value-type="float" office:value="326534" calcext:value-type="float">
            <text:p>326534</text:p>
          </table:table-cell>
          <table:table-cell table:formula="of:=ROUND([.D33]/64)" office:value-type="float" office:value="5102" calcext:value-type="float">
            <text:p>5102</text:p>
          </table:table-cell>
          <table:table-cell table:formula="of:=16000000/(64*[.E33])" office:value-type="float" office:value="49.000392003136" calcext:value-type="float">
            <text:p>49.0003920031</text:p>
          </table:table-cell>
          <table:table-cell table:formula="of:=[.F33]-[.C33]" office:value-type="float" office:value="0.00095441844001698" calcext:value-type="float">
            <text:p>0.0009544184</text:p>
          </table:table-cell>
          <table:table-cell table:formula="of:=[.G33]/[.F33]*100" office:value-type="float" office:value="0.00194777715238665" calcext:value-type="float">
            <text:p>0.0019477772</text:p>
          </table:table-cell>
          <table:table-cell table:formula="of:=65535-[.E33]" office:value-type="float" office:value="60433" calcext:value-type="float">
            <text:p>604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594631" calcext:value-type="float">
            <text:p>1.0594631</text:p>
          </table:table-cell>
          <table:table-cell table:formula="of:=[.B33]*[.C33]" office:value-type="float" office:value="51.9130960417386" calcext:value-type="float">
            <text:p>51.9130960417</text:p>
          </table:table-cell>
          <table:table-cell table:formula="of:=ROUND(16000000/[.C34]; 0)" office:value-type="float" office:value="308207" calcext:value-type="float">
            <text:p>308207</text:p>
          </table:table-cell>
          <table:table-cell table:formula="of:=ROUND([.D34]/64)" office:value-type="float" office:value="4816" calcext:value-type="float">
            <text:p>4816</text:p>
          </table:table-cell>
          <table:table-cell table:formula="of:=16000000/(64*[.E34])" office:value-type="float" office:value="51.9102990033223" calcext:value-type="float">
            <text:p>51.9102990033</text:p>
          </table:table-cell>
          <table:table-cell table:formula="of:=[.F34]-[.C34]" office:value-type="float" office:value="-0.00279703841629697" calcext:value-type="float">
            <text:p>-0.0027970384</text:p>
          </table:table-cell>
          <table:table-cell table:formula="of:=[.G34]/[.F34]*100" office:value-type="float" office:value="-0.00538821480515449" calcext:value-type="float">
            <text:p>-0.0053882148</text:p>
          </table:table-cell>
          <table:table-cell table:formula="of:=65535-[.E34]" office:value-type="float" office:value="60719" calcext:value-type="float">
            <text:p>607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0594631" calcext:value-type="float">
            <text:p>1.0594631</text:p>
          </table:table-cell>
          <table:table-cell table:formula="of:=[.B34]*[.C34]" office:value-type="float" office:value="55.0000096629781" calcext:value-type="float">
            <text:p>55.000009663</text:p>
          </table:table-cell>
          <table:table-cell table:formula="of:=ROUND(16000000/[.C35]; 0)" office:value-type="float" office:value="290909" calcext:value-type="float">
            <text:p>290909</text:p>
          </table:table-cell>
          <table:table-cell table:formula="of:=ROUND([.D35]/64)" office:value-type="float" office:value="4545" calcext:value-type="float">
            <text:p>4545</text:p>
          </table:table-cell>
          <table:table-cell table:formula="of:=16000000/(64*[.E35])" office:value-type="float" office:value="55.005500550055" calcext:value-type="float">
            <text:p>55.0055005501</text:p>
          </table:table-cell>
          <table:table-cell table:formula="of:=[.F35]-[.C35]" office:value-type="float" office:value="0.00549088707693812" calcext:value-type="float">
            <text:p>0.0054908871</text:p>
          </table:table-cell>
          <table:table-cell table:formula="of:=[.G35]/[.F35]*100" office:value-type="float" office:value="0.00998243270587351" calcext:value-type="float">
            <text:p>0.0099824327</text:p>
          </table:table-cell>
          <table:table-cell table:formula="of:=65535-[.E35]" office:value-type="float" office:value="60990" calcext:value-type="float">
            <text:p>609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0594631" calcext:value-type="float">
            <text:p>1.0594631</text:p>
          </table:table-cell>
          <table:table-cell table:formula="of:=[.B35]*[.C35]" office:value-type="float" office:value="58.2704807375687" calcext:value-type="float">
            <text:p>58.2704807376</text:p>
          </table:table-cell>
          <table:table-cell table:formula="of:=ROUND(16000000/[.C36]; 0)" office:value-type="float" office:value="274582" calcext:value-type="float">
            <text:p>274582</text:p>
          </table:table-cell>
          <table:table-cell table:formula="of:=ROUND([.D36]/64)" office:value-type="float" office:value="4290" calcext:value-type="float">
            <text:p>4290</text:p>
          </table:table-cell>
          <table:table-cell table:formula="of:=16000000/(64*[.E36])" office:value-type="float" office:value="58.2750582750583" calcext:value-type="float">
            <text:p>58.2750582751</text:p>
          </table:table-cell>
          <table:table-cell table:formula="of:=[.F36]-[.C36]" office:value-type="float" office:value="0.00457753748957401" calcext:value-type="float">
            <text:p>0.0045775375</text:p>
          </table:table-cell>
          <table:table-cell table:formula="of:=[.G36]/[.F36]*100" office:value-type="float" office:value="0.00785505433210901" calcext:value-type="float">
            <text:p>0.0078550543</text:p>
          </table:table-cell>
          <table:table-cell table:formula="of:=65535-[.E36]" office:value-type="float" office:value="61245" calcext:value-type="float">
            <text:p>612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0594631" calcext:value-type="float">
            <text:p>1.0594631</text:p>
          </table:table-cell>
          <table:table-cell table:formula="of:=[.B36]*[.C36]" office:value-type="float" office:value="61.7354241607148" calcext:value-type="float">
            <text:p>61.7354241607</text:p>
          </table:table-cell>
          <table:table-cell table:formula="of:=ROUND(16000000/[.C37]; 0)" office:value-type="float" office:value="259170" calcext:value-type="float">
            <text:p>259170</text:p>
          </table:table-cell>
          <table:table-cell table:formula="of:=ROUND([.D37]/64)" office:value-type="float" office:value="4050" calcext:value-type="float">
            <text:p>4050</text:p>
          </table:table-cell>
          <table:table-cell table:formula="of:=16000000/(64*[.E37])" office:value-type="float" office:value="61.7283950617284" calcext:value-type="float">
            <text:p>61.7283950617</text:p>
          </table:table-cell>
          <table:table-cell table:formula="of:=[.F37]-[.C37]" office:value-type="float" office:value="-0.00702909898643611" calcext:value-type="float">
            <text:p>-0.007029099</text:p>
          </table:table-cell>
          <table:table-cell table:formula="of:=[.G37]/[.F37]*100" office:value-type="float" office:value="-0.0113871403580265" calcext:value-type="float">
            <text:p>-0.0113871404</text:p>
          </table:table-cell>
          <table:table-cell table:formula="of:=65535-[.E37]" office:value-type="float" office:value="61485" calcext:value-type="float">
            <text:p>614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0594631" calcext:value-type="float">
            <text:p>1.0594631</text:p>
          </table:table-cell>
          <table:table-cell table:formula="of:=[.B37]*[.C37]" office:value-type="float" office:value="65.4064038611258" calcext:value-type="float">
            <text:p>65.4064038611</text:p>
          </table:table-cell>
          <table:table-cell table:formula="of:=ROUND(16000000/[.C38]; 0)" office:value-type="float" office:value="244624" calcext:value-type="float">
            <text:p>244624</text:p>
          </table:table-cell>
          <table:table-cell table:formula="of:=ROUND([.D38]/64)" office:value-type="float" office:value="3822" calcext:value-type="float">
            <text:p>3822</text:p>
          </table:table-cell>
          <table:table-cell table:formula="of:=16000000/(64*[.E38])" office:value-type="float" office:value="65.410779696494" calcext:value-type="float">
            <text:p>65.4107796965</text:p>
          </table:table-cell>
          <table:table-cell table:formula="of:=[.F38]-[.C38]" office:value-type="float" office:value="0.0043758353681369" calcext:value-type="float">
            <text:p>0.0043758354</text:p>
          </table:table-cell>
          <table:table-cell table:formula="of:=[.G38]/[.F38]*100" office:value-type="float" office:value="0.0066897771108077" calcext:value-type="float">
            <text:p>0.0066897771</text:p>
          </table:table-cell>
          <table:table-cell table:formula="of:=65535-[.E38]" office:value-type="float" office:value="61713" calcext:value-type="float">
            <text:p>617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0594631" calcext:value-type="float">
            <text:p>1.0594631</text:p>
          </table:table-cell>
          <table:table-cell table:formula="of:=[.B38]*[.C38]" office:value-type="float" office:value="69.2956713945604" calcext:value-type="float">
            <text:p>69.2956713946</text:p>
          </table:table-cell>
          <table:table-cell table:formula="of:=ROUND(16000000/[.C39]; 0)" office:value-type="float" office:value="230895" calcext:value-type="float">
            <text:p>230895</text:p>
          </table:table-cell>
          <table:table-cell table:formula="of:=ROUND([.D39]/64)" office:value-type="float" office:value="3608" calcext:value-type="float">
            <text:p>3608</text:p>
          </table:table-cell>
          <table:table-cell table:formula="of:=16000000/(64*[.E39])" office:value-type="float" office:value="69.2904656319291" calcext:value-type="float">
            <text:p>69.2904656319</text:p>
          </table:table-cell>
          <table:table-cell table:formula="of:=[.F39]-[.C39]" office:value-type="float" office:value="-0.00520576263130579" calcext:value-type="float">
            <text:p>-0.0052057626</text:p>
          </table:table-cell>
          <table:table-cell table:formula="of:=[.G39]/[.F39]*100" office:value-type="float" office:value="-0.00751295662950051" calcext:value-type="float">
            <text:p>-0.0075129566</text:p>
          </table:table-cell>
          <table:table-cell table:formula="of:=65535-[.E39]" office:value-type="float" office:value="61927" calcext:value-type="float">
            <text:p>619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0594631" calcext:value-type="float">
            <text:p>1.0594631</text:p>
          </table:table-cell>
          <table:table-cell table:formula="of:=[.B39]*[.C39]" office:value-type="float" office:value="73.4162068322623" calcext:value-type="float">
            <text:p>73.4162068323</text:p>
          </table:table-cell>
          <table:table-cell table:formula="of:=ROUND(16000000/[.C40]; 0)" office:value-type="float" office:value="217936" calcext:value-type="float">
            <text:p>217936</text:p>
          </table:table-cell>
          <table:table-cell table:formula="of:=ROUND([.D40]/64)" office:value-type="float" office:value="3405" calcext:value-type="float">
            <text:p>3405</text:p>
          </table:table-cell>
          <table:table-cell table:formula="of:=16000000/(64*[.E40])" office:value-type="float" office:value="73.4214390602056" calcext:value-type="float">
            <text:p>73.4214390602</text:p>
          </table:table-cell>
          <table:table-cell table:formula="of:=[.F40]-[.C40]" office:value-type="float" office:value="0.00523222794333833" calcext:value-type="float">
            <text:p>0.0052322279</text:p>
          </table:table-cell>
          <table:table-cell table:formula="of:=[.G40]/[.F40]*100" office:value-type="float" office:value="0.00712629445882681" calcext:value-type="float">
            <text:p>0.0071262945</text:p>
          </table:table-cell>
          <table:table-cell table:formula="of:=65535-[.E40]" office:value-type="float" office:value="62130" calcext:value-type="float">
            <text:p>621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0594631" calcext:value-type="float">
            <text:p>1.0594631</text:p>
          </table:table-cell>
          <table:table-cell table:formula="of:=[.B40]*[.C40]" office:value-type="float" office:value="77.7817620807497" calcext:value-type="float">
            <text:p>77.7817620807</text:p>
          </table:table-cell>
          <table:table-cell table:formula="of:=ROUND(16000000/[.C41]; 0)" office:value-type="float" office:value="205704" calcext:value-type="float">
            <text:p>205704</text:p>
          </table:table-cell>
          <table:table-cell table:formula="of:=ROUND([.D41]/64)" office:value-type="float" office:value="3214" calcext:value-type="float">
            <text:p>3214</text:p>
          </table:table-cell>
          <table:table-cell table:formula="of:=16000000/(64*[.E41])" office:value-type="float" office:value="77.7846919726198" calcext:value-type="float">
            <text:p>77.7846919726</text:p>
          </table:table-cell>
          <table:table-cell table:formula="of:=[.F41]-[.C41]" office:value-type="float" office:value="0.00292989187003911" calcext:value-type="float">
            <text:p>0.0029298919</text:p>
          </table:table-cell>
          <table:table-cell table:formula="of:=[.G41]/[.F41]*100" office:value-type="float" office:value="0.00376666898812229" calcext:value-type="float">
            <text:p>0.003766669</text:p>
          </table:table-cell>
          <table:table-cell table:formula="of:=65535-[.E41]" office:value-type="float" office:value="62321" calcext:value-type="float">
            <text:p>623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594631" calcext:value-type="float">
            <text:p>1.0594631</text:p>
          </table:table-cell>
          <table:table-cell table:formula="of:=[.B41]*[.C41]" office:value-type="float" office:value="82.4069067775336" calcext:value-type="float">
            <text:p>82.4069067775</text:p>
          </table:table-cell>
          <table:table-cell table:formula="of:=ROUND(16000000/[.C42]; 0)" office:value-type="float" office:value="194158" calcext:value-type="float">
            <text:p>194158</text:p>
          </table:table-cell>
          <table:table-cell table:formula="of:=ROUND([.D42]/64)" office:value-type="float" office:value="3034" calcext:value-type="float">
            <text:p>3034</text:p>
          </table:table-cell>
          <table:table-cell table:formula="of:=16000000/(64*[.E42])" office:value-type="float" office:value="82.3994726433751" calcext:value-type="float">
            <text:p>82.3994726434</text:p>
          </table:table-cell>
          <table:table-cell table:formula="of:=[.F42]-[.C42]" office:value-type="float" office:value="-0.00743413415850114" calcext:value-type="float">
            <text:p>-0.0074341342</text:p>
          </table:table-cell>
          <table:table-cell table:formula="of:=[.G42]/[.F42]*100" office:value-type="float" office:value="-0.00902206521475698" calcext:value-type="float">
            <text:p>-0.0090220652</text:p>
          </table:table-cell>
          <table:table-cell table:formula="of:=65535-[.E42]" office:value-type="float" office:value="62501" calcext:value-type="float">
            <text:p>625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0594631" calcext:value-type="float">
            <text:p>1.0594631</text:p>
          </table:table-cell>
          <table:table-cell table:formula="of:=[.B42]*[.C42]" office:value-type="float" office:value="87.3070769159368" calcext:value-type="float">
            <text:p>87.3070769159</text:p>
          </table:table-cell>
          <table:table-cell table:formula="of:=ROUND(16000000/[.C43]; 0)" office:value-type="float" office:value="183261" calcext:value-type="float">
            <text:p>183261</text:p>
          </table:table-cell>
          <table:table-cell table:formula="of:=ROUND([.D43]/64)" office:value-type="float" office:value="2863" calcext:value-type="float">
            <text:p>2863</text:p>
          </table:table-cell>
          <table:table-cell table:formula="of:=16000000/(64*[.E43])" office:value-type="float" office:value="87.3209919664687" calcext:value-type="float">
            <text:p>87.3209919665</text:p>
          </table:table-cell>
          <table:table-cell table:formula="of:=[.F43]-[.C43]" office:value-type="float" office:value="0.0139150505319918" calcext:value-type="float">
            <text:p>0.0139150505</text:p>
          </table:table-cell>
          <table:table-cell table:formula="of:=[.G43]/[.F43]*100" office:value-type="float" office:value="0.015935515869237" calcext:value-type="float">
            <text:p>0.0159355159</text:p>
          </table:table-cell>
          <table:table-cell table:formula="of:=65535-[.E43]" office:value-type="float" office:value="62672" calcext:value-type="float">
            <text:p>626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0594631" calcext:value-type="float">
            <text:p>1.0594631</text:p>
          </table:table-cell>
          <table:table-cell table:formula="of:=[.B43]*[.C43]" office:value-type="float" office:value="92.4986263612968" calcext:value-type="float">
            <text:p>92.4986263613</text:p>
          </table:table-cell>
          <table:table-cell table:formula="of:=ROUND(16000000/[.C44]; 0)" office:value-type="float" office:value="172976" calcext:value-type="float">
            <text:p>172976</text:p>
          </table:table-cell>
          <table:table-cell table:formula="of:=ROUND([.D44]/64)" office:value-type="float" office:value="2703" calcext:value-type="float">
            <text:p>2703</text:p>
          </table:table-cell>
          <table:table-cell table:formula="of:=16000000/(64*[.E44])" office:value-type="float" office:value="92.4898261191269" calcext:value-type="float">
            <text:p>92.4898261191</text:p>
          </table:table-cell>
          <table:table-cell table:formula="of:=[.F44]-[.C44]" office:value-type="float" office:value="-0.00880024216989739" calcext:value-type="float">
            <text:p>-0.0088002422</text:p>
          </table:table-cell>
          <table:table-cell table:formula="of:=[.G44]/[.F44]*100" office:value-type="float" office:value="-0.00951482183409305" calcext:value-type="float">
            <text:p>-0.0095148218</text:p>
          </table:table-cell>
          <table:table-cell table:formula="of:=65535-[.E44]" office:value-type="float" office:value="62832" calcext:value-type="float">
            <text:p>628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0594631" calcext:value-type="float">
            <text:p>1.0594631</text:p>
          </table:table-cell>
          <table:table-cell table:formula="of:=[.B44]*[.C44]" office:value-type="float" office:value="97.9988814304812" calcext:value-type="float">
            <text:p>97.9988814305</text:p>
          </table:table-cell>
          <table:table-cell table:formula="of:=ROUND(16000000/[.C45]; 0)" office:value-type="float" office:value="163267" calcext:value-type="float">
            <text:p>163267</text:p>
          </table:table-cell>
          <table:table-cell table:formula="of:=ROUND([.D45]/64)" office:value-type="float" office:value="2551" calcext:value-type="float">
            <text:p>2551</text:p>
          </table:table-cell>
          <table:table-cell table:formula="of:=16000000/(64*[.E45])" office:value-type="float" office:value="98.0007840062721" calcext:value-type="float">
            <text:p>98.0007840063</text:p>
          </table:table-cell>
          <table:table-cell table:formula="of:=[.F45]-[.C45]" office:value-type="float" office:value="0.00190257579082243" calcext:value-type="float">
            <text:p>0.0019025758</text:p>
          </table:table-cell>
          <table:table-cell table:formula="of:=[.G45]/[.F45]*100" office:value-type="float" office:value="0.0019413883369552" calcext:value-type="float">
            <text:p>0.0019413883</text:p>
          </table:table-cell>
          <table:table-cell table:formula="of:=65535-[.E45]" office:value-type="float" office:value="62984" calcext:value-type="float">
            <text:p>629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0594631" calcext:value-type="float">
            <text:p>1.0594631</text:p>
          </table:table-cell>
          <table:table-cell table:formula="of:=[.B45]*[.C45]" office:value-type="float" office:value="103.82619871687" calcext:value-type="float">
            <text:p>103.8261987169</text:p>
          </table:table-cell>
          <table:table-cell table:formula="of:=ROUND(16000000/[.C46]; 0)" office:value-type="float" office:value="154104" calcext:value-type="float">
            <text:p>154104</text:p>
          </table:table-cell>
          <table:table-cell table:formula="of:=ROUND([.D46]/64)" office:value-type="float" office:value="2408" calcext:value-type="float">
            <text:p>2408</text:p>
          </table:table-cell>
          <table:table-cell table:formula="of:=16000000/(64*[.E46])" office:value-type="float" office:value="103.820598006645" calcext:value-type="float">
            <text:p>103.8205980066</text:p>
          </table:table-cell>
          <table:table-cell table:formula="of:=[.F46]-[.C46]" office:value-type="float" office:value="-0.00560071022557906" calcext:value-type="float">
            <text:p>-0.0056007102</text:p>
          </table:table-cell>
          <table:table-cell table:formula="of:=[.G46]/[.F46]*100" office:value-type="float" office:value="-0.00539460408927776" calcext:value-type="float">
            <text:p>-0.0053946041</text:p>
          </table:table-cell>
          <table:table-cell table:formula="of:=65535-[.E46]" office:value-type="float" office:value="63127" calcext:value-type="float">
            <text:p>631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0594631" calcext:value-type="float">
            <text:p>1.0594631</text:p>
          </table:table-cell>
          <table:table-cell table:formula="of:=[.B46]*[.C46]" office:value-type="float" office:value="110.000026353791" calcext:value-type="float">
            <text:p>110.0000263538</text:p>
          </table:table-cell>
          <table:table-cell table:formula="of:=ROUND(16000000/[.C47]; 0)" office:value-type="float" office:value="145455" calcext:value-type="float">
            <text:p>145455</text:p>
          </table:table-cell>
          <table:table-cell table:formula="of:=ROUND([.D47]/64)" office:value-type="float" office:value="2273" calcext:value-type="float">
            <text:p>2273</text:p>
          </table:table-cell>
          <table:table-cell table:formula="of:=16000000/(64*[.E47])" office:value-type="float" office:value="109.98680158381" calcext:value-type="float">
            <text:p>109.9868015838</text:p>
          </table:table-cell>
          <table:table-cell table:formula="of:=[.F47]-[.C47]" office:value-type="float" office:value="-0.013224769981278" calcext:value-type="float">
            <text:p>-0.01322477</text:p>
          </table:table-cell>
          <table:table-cell table:formula="of:=[.G47]/[.F47]*100" office:value-type="float" office:value="-0.0120239608669779" calcext:value-type="float">
            <text:p>-0.0120239609</text:p>
          </table:table-cell>
          <table:table-cell table:formula="of:=65535-[.E47]" office:value-type="float" office:value="63262" calcext:value-type="float">
            <text:p>632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0594631" calcext:value-type="float">
            <text:p>1.0594631</text:p>
          </table:table-cell>
          <table:table-cell table:formula="of:=[.B47]*[.C47]" office:value-type="float" office:value="116.540968920869" calcext:value-type="float">
            <text:p>116.5409689209</text:p>
          </table:table-cell>
          <table:table-cell table:formula="of:=ROUND(16000000/[.C48]; 0)" office:value-type="float" office:value="137291" calcext:value-type="float">
            <text:p>137291</text:p>
          </table:table-cell>
          <table:table-cell table:formula="of:=ROUND([.D48]/64)" office:value-type="float" office:value="2145" calcext:value-type="float">
            <text:p>2145</text:p>
          </table:table-cell>
          <table:table-cell table:formula="of:=16000000/(64*[.E48])" office:value-type="float" office:value="116.550116550117" calcext:value-type="float">
            <text:p>116.5501165501</text:p>
          </table:table-cell>
          <table:table-cell table:formula="of:=[.F48]-[.C48]" office:value-type="float" office:value="0.00914762924719526" calcext:value-type="float">
            <text:p>0.0091476292</text:p>
          </table:table-cell>
          <table:table-cell table:formula="of:=[.G48]/[.F48]*100" office:value-type="float" office:value="0.00784866589409353" calcext:value-type="float">
            <text:p>0.0078486659</text:p>
          </table:table-cell>
          <table:table-cell table:formula="of:=65535-[.E48]" office:value-type="float" office:value="63390" calcext:value-type="float">
            <text:p>6339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0594631" calcext:value-type="float">
            <text:p>1.0594631</text:p>
          </table:table-cell>
          <table:table-cell table:formula="of:=[.B48]*[.C48]" office:value-type="float" office:value="123.470856209908" calcext:value-type="float">
            <text:p>123.4708562099</text:p>
          </table:table-cell>
          <table:table-cell table:formula="of:=ROUND(16000000/[.C49]; 0)" office:value-type="float" office:value="129585" calcext:value-type="float">
            <text:p>129585</text:p>
          </table:table-cell>
          <table:table-cell table:formula="of:=ROUND([.D49]/64)" office:value-type="float" office:value="2025" calcext:value-type="float">
            <text:p>2025</text:p>
          </table:table-cell>
          <table:table-cell table:formula="of:=16000000/(64*[.E49])" office:value-type="float" office:value="123.456790123457" calcext:value-type="float">
            <text:p>123.4567901235</text:p>
          </table:table-cell>
          <table:table-cell table:formula="of:=[.F49]-[.C49]" office:value-type="float" office:value="-0.0140660864511375" calcext:value-type="float">
            <text:p>-0.0140660865</text:p>
          </table:table-cell>
          <table:table-cell table:formula="of:=[.G49]/[.F49]*100" office:value-type="float" office:value="-0.0113935300254214" calcext:value-type="float">
            <text:p>-0.01139353</text:p>
          </table:table-cell>
          <table:table-cell table:formula="of:=65535-[.E49]" office:value-type="float" office:value="63510" calcext:value-type="float">
            <text:p>635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0594631" calcext:value-type="float">
            <text:p>1.0594631</text:p>
          </table:table-cell>
          <table:table-cell table:formula="of:=[.B49]*[.C49]" office:value-type="float" office:value="130.812816079803" calcext:value-type="float">
            <text:p>130.8128160798</text:p>
          </table:table-cell>
          <table:table-cell table:formula="of:=ROUND(16000000/[.C50]; 0)" office:value-type="float" office:value="122312" calcext:value-type="float">
            <text:p>122312</text:p>
          </table:table-cell>
          <table:table-cell table:formula="of:=ROUND([.D50]/64)" office:value-type="float" office:value="1911" calcext:value-type="float">
            <text:p>1911</text:p>
          </table:table-cell>
          <table:table-cell table:formula="of:=16000000/(64*[.E50])" office:value-type="float" office:value="130.821559392988" calcext:value-type="float">
            <text:p>130.821559393</text:p>
          </table:table-cell>
          <table:table-cell table:formula="of:=[.F50]-[.C50]" office:value-type="float" office:value="0.00874331318465238" calcext:value-type="float">
            <text:p>0.0087433132</text:p>
          </table:table-cell>
          <table:table-cell table:formula="of:=[.G50]/[.F50]*100" office:value-type="float" office:value="0.00668338859834828" calcext:value-type="float">
            <text:p>0.0066833886</text:p>
          </table:table-cell>
          <table:table-cell table:formula="of:=65535-[.E50]" office:value-type="float" office:value="63624" calcext:value-type="float">
            <text:p>636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0594631" calcext:value-type="float">
            <text:p>1.0594631</text:p>
          </table:table-cell>
          <table:table-cell table:formula="of:=[.B50]*[.C50]" office:value-type="float" office:value="138.591351643638" calcext:value-type="float">
            <text:p>138.5913516436</text:p>
          </table:table-cell>
          <table:table-cell table:formula="of:=ROUND(16000000/[.C51]; 0)" office:value-type="float" office:value="115447" calcext:value-type="float">
            <text:p>115447</text:p>
          </table:table-cell>
          <table:table-cell table:formula="of:=ROUND([.D51]/64)" office:value-type="float" office:value="1804" calcext:value-type="float">
            <text:p>1804</text:p>
          </table:table-cell>
          <table:table-cell table:formula="of:=16000000/(64*[.E51])" office:value-type="float" office:value="138.580931263858" calcext:value-type="float">
            <text:p>138.5809312639</text:p>
          </table:table-cell>
          <table:table-cell table:formula="of:=[.F51]-[.C51]" office:value-type="float" office:value="-0.0104203797801574" calcext:value-type="float">
            <text:p>-0.0104203798</text:p>
          </table:table-cell>
          <table:table-cell table:formula="of:=[.G51]/[.F51]*100" office:value-type="float" office:value="-0.00751934604936159" calcext:value-type="float">
            <text:p>-0.007519346</text:p>
          </table:table-cell>
          <table:table-cell table:formula="of:=65535-[.E51]" office:value-type="float" office:value="63731" calcext:value-type="float">
            <text:p>637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594631" calcext:value-type="float">
            <text:p>1.0594631</text:p>
          </table:table-cell>
          <table:table-cell table:formula="of:=[.B51]*[.C51]" office:value-type="float" office:value="146.832423045559" calcext:value-type="float">
            <text:p>146.8324230456</text:p>
          </table:table-cell>
          <table:table-cell table:formula="of:=ROUND(16000000/[.C52]; 0)" office:value-type="float" office:value="108968" calcext:value-type="float">
            <text:p>108968</text:p>
          </table:table-cell>
          <table:table-cell table:formula="of:=ROUND([.D52]/64)" office:value-type="float" office:value="1703" calcext:value-type="float">
            <text:p>1703</text:p>
          </table:table-cell>
          <table:table-cell table:formula="of:=16000000/(64*[.E52])" office:value-type="float" office:value="146.799765120376" calcext:value-type="float">
            <text:p>146.7997651204</text:p>
          </table:table-cell>
          <table:table-cell table:formula="of:=[.F52]-[.C52]" office:value-type="float" office:value="-0.0326579251832868" calcext:value-type="float">
            <text:p>-0.0326579252</text:p>
          </table:table-cell>
          <table:table-cell table:formula="of:=[.G52]/[.F52]*100" office:value-type="float" office:value="-0.022246578634855" calcext:value-type="float">
            <text:p>-0.0222465786</text:p>
          </table:table-cell>
          <table:table-cell table:formula="of:=65535-[.E52]" office:value-type="float" office:value="63832" calcext:value-type="float">
            <text:p>638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0594631" calcext:value-type="float">
            <text:p>1.0594631</text:p>
          </table:table-cell>
          <table:table-cell table:formula="of:=[.B52]*[.C52]" office:value-type="float" office:value="155.56353410036" calcext:value-type="float">
            <text:p>155.5635341004</text:p>
          </table:table-cell>
          <table:table-cell table:formula="of:=ROUND(16000000/[.C53]; 0)" office:value-type="float" office:value="102852" calcext:value-type="float">
            <text:p>102852</text:p>
          </table:table-cell>
          <table:table-cell table:formula="of:=ROUND([.D53]/64)" office:value-type="float" office:value="1607" calcext:value-type="float">
            <text:p>1607</text:p>
          </table:table-cell>
          <table:table-cell table:formula="of:=16000000/(64*[.E53])" office:value-type="float" office:value="155.56938394524" calcext:value-type="float">
            <text:p>155.5693839452</text:p>
          </table:table-cell>
          <table:table-cell table:formula="of:=[.F53]-[.C53]" office:value-type="float" office:value="0.00584984488006057" calcext:value-type="float">
            <text:p>0.0058498449</text:p>
          </table:table-cell>
          <table:table-cell table:formula="of:=[.G53]/[.F53]*100" office:value-type="float" office:value="0.00376028028890294" calcext:value-type="float">
            <text:p>0.0037602803</text:p>
          </table:table-cell>
          <table:table-cell table:formula="of:=65535-[.E53]" office:value-type="float" office:value="63928" calcext:value-type="float">
            <text:p>639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0594631" calcext:value-type="float">
            <text:p>1.0594631</text:p>
          </table:table-cell>
          <table:table-cell table:formula="of:=[.B53]*[.C53]" office:value-type="float" office:value="164.813824084923" calcext:value-type="float">
            <text:p>164.8138240849</text:p>
          </table:table-cell>
          <table:table-cell table:formula="of:=ROUND(16000000/[.C54]; 0)" office:value-type="float" office:value="97079" calcext:value-type="float">
            <text:p>97079</text:p>
          </table:table-cell>
          <table:table-cell table:formula="of:=ROUND([.D54]/64)" office:value-type="float" office:value="1517" calcext:value-type="float">
            <text:p>1517</text:p>
          </table:table-cell>
          <table:table-cell table:formula="of:=16000000/(64*[.E54])" office:value-type="float" office:value="164.79894528675" calcext:value-type="float">
            <text:p>164.7989452868</text:p>
          </table:table-cell>
          <table:table-cell table:formula="of:=[.F54]-[.C54]" office:value-type="float" office:value="-0.0148787981724468" calcext:value-type="float">
            <text:p>-0.0148787982</text:p>
          </table:table-cell>
          <table:table-cell table:formula="of:=[.G54]/[.F54]*100" office:value-type="float" office:value="-0.00902845473104069" calcext:value-type="float">
            <text:p>-0.0090284547</text:p>
          </table:table-cell>
          <table:table-cell table:formula="of:=65535-[.E54]" office:value-type="float" office:value="64018" calcext:value-type="float">
            <text:p>64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0594631" calcext:value-type="float">
            <text:p>1.0594631</text:p>
          </table:table-cell>
          <table:table-cell table:formula="of:=[.B54]*[.C54]" office:value-type="float" office:value="174.614164987867" calcext:value-type="float">
            <text:p>174.6141649879</text:p>
          </table:table-cell>
          <table:table-cell table:formula="of:=ROUND(16000000/[.C55]; 0)" office:value-type="float" office:value="91631" calcext:value-type="float">
            <text:p>91631</text:p>
          </table:table-cell>
          <table:table-cell table:formula="of:=ROUND([.D55]/64)" office:value-type="float" office:value="1432" calcext:value-type="float">
            <text:p>1432</text:p>
          </table:table-cell>
          <table:table-cell table:formula="of:=16000000/(64*[.E55])" office:value-type="float" office:value="174.581005586592" calcext:value-type="float">
            <text:p>174.5810055866</text:p>
          </table:table-cell>
          <table:table-cell table:formula="of:=[.F55]-[.C55]" office:value-type="float" office:value="-0.0331594012746166" calcext:value-type="float">
            <text:p>-0.0331594013</text:p>
          </table:table-cell>
          <table:table-cell table:formula="of:=[.G55]/[.F55]*100" office:value-type="float" office:value="-0.0189937050501004" calcext:value-type="float">
            <text:p>-0.0189937051</text:p>
          </table:table-cell>
          <table:table-cell table:formula="of:=65535-[.E55]" office:value-type="float" office:value="64103" calcext:value-type="float">
            <text:p>641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0594631" calcext:value-type="float">
            <text:p>1.0594631</text:p>
          </table:table-cell>
          <table:table-cell table:formula="of:=[.B55]*[.C55]" office:value-type="float" office:value="184.997264541957" calcext:value-type="float">
            <text:p>184.997264542</text:p>
          </table:table-cell>
          <table:table-cell table:formula="of:=ROUND(16000000/[.C56]; 0)" office:value-type="float" office:value="86488" calcext:value-type="float">
            <text:p>86488</text:p>
          </table:table-cell>
          <table:table-cell table:formula="of:=ROUND([.D56]/64)" office:value-type="float" office:value="1351" calcext:value-type="float">
            <text:p>1351</text:p>
          </table:table-cell>
          <table:table-cell table:formula="of:=16000000/(64*[.E56])" office:value-type="float" office:value="185.048112509252" calcext:value-type="float">
            <text:p>185.0481125093</text:p>
          </table:table-cell>
          <table:table-cell table:formula="of:=[.F56]-[.C56]" office:value-type="float" office:value="0.0508479672955673" calcext:value-type="float">
            <text:p>0.0508479673</text:p>
          </table:table-cell>
          <table:table-cell table:formula="of:=[.G56]/[.F56]*100" office:value-type="float" office:value="0.0274782415265246" calcext:value-type="float">
            <text:p>0.0274782415</text:p>
          </table:table-cell>
          <table:table-cell table:formula="of:=65535-[.E56]" office:value-type="float" office:value="64184" calcext:value-type="float">
            <text:p>641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0594631" calcext:value-type="float">
            <text:p>1.0594631</text:p>
          </table:table-cell>
          <table:table-cell table:formula="of:=[.B56]*[.C56]" office:value-type="float" office:value="195.997775383142" calcext:value-type="float">
            <text:p>195.9977753831</text:p>
          </table:table-cell>
          <table:table-cell table:formula="of:=ROUND(16000000/[.C57]; 0)" office:value-type="float" office:value="81634" calcext:value-type="float">
            <text:p>81634</text:p>
          </table:table-cell>
          <table:table-cell table:formula="of:=ROUND([.D57]/64)" office:value-type="float" office:value="1276" calcext:value-type="float">
            <text:p>1276</text:p>
          </table:table-cell>
          <table:table-cell table:formula="of:=16000000/(64*[.E57])" office:value-type="float" office:value="195.924764890282" calcext:value-type="float">
            <text:p>195.9247648903</text:p>
          </table:table-cell>
          <table:table-cell table:formula="of:=[.F57]-[.C57]" office:value-type="float" office:value="-0.0730104928595665" calcext:value-type="float">
            <text:p>-0.0730104929</text:p>
          </table:table-cell>
          <table:table-cell table:formula="of:=[.G57]/[.F57]*100" office:value-type="float" office:value="-0.0372645555555227" calcext:value-type="float">
            <text:p>-0.0372645556</text:p>
          </table:table-cell>
          <table:table-cell table:formula="of:=65535-[.E57]" office:value-type="float" office:value="64259" calcext:value-type="float">
            <text:p>642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0594631" calcext:value-type="float">
            <text:p>1.0594631</text:p>
          </table:table-cell>
          <table:table-cell table:formula="of:=[.B57]*[.C57]" office:value-type="float" office:value="207.652410700527" calcext:value-type="float">
            <text:p>207.6524107005</text:p>
          </table:table-cell>
          <table:table-cell table:formula="of:=ROUND(16000000/[.C58]; 0)" office:value-type="float" office:value="77052" calcext:value-type="float">
            <text:p>77052</text:p>
          </table:table-cell>
          <table:table-cell table:formula="of:=ROUND([.D58]/64)" office:value-type="float" office:value="1204" calcext:value-type="float">
            <text:p>1204</text:p>
          </table:table-cell>
          <table:table-cell table:formula="of:=16000000/(64*[.E58])" office:value-type="float" office:value="207.641196013289" calcext:value-type="float">
            <text:p>207.6411960133</text:p>
          </table:table-cell>
          <table:table-cell table:formula="of:=[.F58]-[.C58]" office:value-type="float" office:value="-0.0112146872379526" calcext:value-type="float">
            <text:p>-0.0112146872</text:p>
          </table:table-cell>
          <table:table-cell table:formula="of:=[.G58]/[.F58]*100" office:value-type="float" office:value="-0.00540099337379797" calcext:value-type="float">
            <text:p>-0.0054009934</text:p>
          </table:table-cell>
          <table:table-cell table:formula="of:=65535-[.E58]" office:value-type="float" office:value="64331" calcext:value-type="float">
            <text:p>643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0594631" calcext:value-type="float">
            <text:p>1.0594631</text:p>
          </table:table-cell>
          <table:table-cell table:formula="of:=[.B58]*[.C58]" office:value-type="float" office:value="220.000066763254" calcext:value-type="float">
            <text:p>220.0000667633</text:p>
          </table:table-cell>
          <table:table-cell table:formula="of:=ROUND(16000000/[.C59]; 0)" office:value-type="float" office:value="72727" calcext:value-type="float">
            <text:p>72727</text:p>
          </table:table-cell>
          <table:table-cell table:formula="of:=ROUND([.D59]/64)" office:value-type="float" office:value="1136" calcext:value-type="float">
            <text:p>1136</text:p>
          </table:table-cell>
          <table:table-cell table:formula="of:=16000000/(64*[.E59])" office:value-type="float" office:value="220.070422535211" calcext:value-type="float">
            <text:p>220.0704225352</text:p>
          </table:table-cell>
          <table:table-cell table:formula="of:=[.F59]-[.C59]" office:value-type="float" office:value="0.0703557719577645" calcext:value-type="float">
            <text:p>0.070355772</text:p>
          </table:table-cell>
          <table:table-cell table:formula="of:=[.G59]/[.F59]*100" office:value-type="float" office:value="0.0319696627776082" calcext:value-type="float">
            <text:p>0.0319696628</text:p>
          </table:table-cell>
          <table:table-cell table:formula="of:=65535-[.E59]" office:value-type="float" office:value="64399" calcext:value-type="float">
            <text:p>643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0594631" calcext:value-type="float">
            <text:p>1.0594631</text:p>
          </table:table-cell>
          <table:table-cell table:formula="of:=[.B59]*[.C59]" office:value-type="float" office:value="233.081952733204" calcext:value-type="float">
            <text:p>233.0819527332</text:p>
          </table:table-cell>
          <table:table-cell table:formula="of:=ROUND(16000000/[.C60]; 0)" office:value-type="float" office:value="68645" calcext:value-type="float">
            <text:p>68645</text:p>
          </table:table-cell>
          <table:table-cell table:formula="of:=ROUND([.D60]/64)" office:value-type="float" office:value="1073" calcext:value-type="float">
            <text:p>1073</text:p>
          </table:table-cell>
          <table:table-cell table:formula="of:=16000000/(64*[.E60])" office:value-type="float" office:value="232.991612301957" calcext:value-type="float">
            <text:p>232.991612302</text:p>
          </table:table-cell>
          <table:table-cell table:formula="of:=[.F60]-[.C60]" office:value-type="float" office:value="-0.0903404312464033" calcext:value-type="float">
            <text:p>-0.0903404312</text:p>
          </table:table-cell>
          <table:table-cell table:formula="of:=[.G60]/[.F60]*100" office:value-type="float" office:value="-0.0387741130909563" calcext:value-type="float">
            <text:p>-0.0387741131</text:p>
          </table:table-cell>
          <table:table-cell table:formula="of:=65535-[.E60]" office:value-type="float" office:value="64462" calcext:value-type="float">
            <text:p>644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0594631" calcext:value-type="float">
            <text:p>1.0594631</text:p>
          </table:table-cell>
          <table:table-cell table:formula="of:=[.B60]*[.C60]" office:value-type="float" office:value="246.941728196773" calcext:value-type="float">
            <text:p>246.9417281968</text:p>
          </table:table-cell>
          <table:table-cell table:formula="of:=ROUND(16000000/[.C61]; 0)" office:value-type="float" office:value="64793" calcext:value-type="float">
            <text:p>64793</text:p>
          </table:table-cell>
          <table:table-cell table:formula="of:=ROUND([.D61]/64)" office:value-type="float" office:value="1012" calcext:value-type="float">
            <text:p>1012</text:p>
          </table:table-cell>
          <table:table-cell table:formula="of:=16000000/(64*[.E61])" office:value-type="float" office:value="247.03557312253" calcext:value-type="float">
            <text:p>247.0355731225</text:p>
          </table:table-cell>
          <table:table-cell table:formula="of:=[.F61]-[.C61]" office:value-type="float" office:value="0.0938449257563434" calcext:value-type="float">
            <text:p>0.0938449258</text:p>
          </table:table-cell>
          <table:table-cell table:formula="of:=[.G61]/[.F61]*100" office:value-type="float" office:value="0.0379884259461678" calcext:value-type="float">
            <text:p>0.0379884259</text:p>
          </table:table-cell>
          <table:table-cell table:formula="of:=65535-[.E61]" office:value-type="float" office:value="64523" calcext:value-type="float">
            <text:p>645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0594631" calcext:value-type="float">
            <text:p>1.0594631</text:p>
          </table:table-cell>
          <table:table-cell table:formula="of:=[.B61]*[.C61]" office:value-type="float" office:value="261.625648874711" calcext:value-type="float">
            <text:p>261.6256488747</text:p>
          </table:table-cell>
          <table:table-cell table:formula="of:=ROUND(16000000/[.C62]; 0)" office:value-type="float" office:value="61156" calcext:value-type="float">
            <text:p>61156</text:p>
          </table:table-cell>
          <table:table-cell table:formula="of:=ROUND([.D62]/64)" office:value-type="float" office:value="956" calcext:value-type="float">
            <text:p>956</text:p>
          </table:table-cell>
          <table:table-cell table:formula="of:=16000000/(64*[.E62])" office:value-type="float" office:value="261.506276150628" calcext:value-type="float">
            <text:p>261.5062761506</text:p>
          </table:table-cell>
          <table:table-cell table:formula="of:=[.F62]-[.C62]" office:value-type="float" office:value="-0.119372724083235" calcext:value-type="float">
            <text:p>-0.1193727241</text:p>
          </table:table-cell>
          <table:table-cell table:formula="of:=[.G62]/[.F62]*100" office:value-type="float" office:value="-0.0456481296894289" calcext:value-type="float">
            <text:p>-0.0456481297</text:p>
          </table:table-cell>
          <table:table-cell table:formula="of:=65535-[.E62]" office:value-type="float" office:value="64579" calcext:value-type="float">
            <text:p>645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0594631" calcext:value-type="float">
            <text:p>1.0594631</text:p>
          </table:table-cell>
          <table:table-cell table:formula="of:=[.B62]*[.C62]" office:value-type="float" office:value="277.182720996313" calcext:value-type="float">
            <text:p>277.1827209963</text:p>
          </table:table-cell>
          <table:table-cell table:formula="of:=ROUND(16000000/[.C63]; 0)" office:value-type="float" office:value="57724" calcext:value-type="float">
            <text:p>57724</text:p>
          </table:table-cell>
          <table:table-cell table:formula="of:=ROUND([.D63]/64)" office:value-type="float" office:value="902" calcext:value-type="float">
            <text:p>902</text:p>
          </table:table-cell>
          <table:table-cell table:formula="of:=16000000/(64*[.E63])" office:value-type="float" office:value="277.161862527716" calcext:value-type="float">
            <text:p>277.1618625277</text:p>
          </table:table-cell>
          <table:table-cell table:formula="of:=[.F63]-[.C63]" office:value-type="float" office:value="-0.0208584685964865" calcext:value-type="float">
            <text:p>-0.0208584686</text:p>
          </table:table-cell>
          <table:table-cell table:formula="of:=[.G63]/[.F63]*100" office:value-type="float" office:value="-0.00752573546961234" calcext:value-type="float">
            <text:p>-0.0075257355</text:p>
          </table:table-cell>
          <table:table-cell table:formula="of:=65535-[.E63]" office:value-type="float" office:value="64633" calcext:value-type="float">
            <text:p>646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0594631" calcext:value-type="float">
            <text:p>1.0594631</text:p>
          </table:table-cell>
          <table:table-cell table:formula="of:=[.B63]*[.C63]" office:value-type="float" office:value="293.664864853189" calcext:value-type="float">
            <text:p>293.6648648532</text:p>
          </table:table-cell>
          <table:table-cell table:formula="of:=ROUND(16000000/[.C64]; 0)" office:value-type="float" office:value="54484" calcext:value-type="float">
            <text:p>54484</text:p>
          </table:table-cell>
          <table:table-cell table:formula="of:=ROUND([.D64]/64)" office:value-type="float" office:value="851" calcext:value-type="float">
            <text:p>851</text:p>
          </table:table-cell>
          <table:table-cell table:formula="of:=16000000/(64*[.E64])" office:value-type="float" office:value="293.772032902468" calcext:value-type="float">
            <text:p>293.7720329025</text:p>
          </table:table-cell>
          <table:table-cell table:formula="of:=[.F64]-[.C64]" office:value-type="float" office:value="0.107168049279096" calcext:value-type="float">
            <text:p>0.1071680493</text:p>
          </table:table-cell>
          <table:table-cell table:formula="of:=[.G64]/[.F64]*100" office:value-type="float" office:value="0.0364800039746043" calcext:value-type="float">
            <text:p>0.036480004</text:p>
          </table:table-cell>
          <table:table-cell table:formula="of:=65535-[.E64]" office:value-type="float" office:value="64684" calcext:value-type="float">
            <text:p>646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0594631" calcext:value-type="float">
            <text:p>1.0594631</text:p>
          </table:table-cell>
          <table:table-cell table:formula="of:=[.B64]*[.C64]" office:value-type="float" office:value="311.12708807844" calcext:value-type="float">
            <text:p>311.1270880784</text:p>
          </table:table-cell>
          <table:table-cell table:formula="of:=ROUND(16000000/[.C65]; 0)" office:value-type="float" office:value="51426" calcext:value-type="float">
            <text:p>51426</text:p>
          </table:table-cell>
          <table:table-cell table:formula="of:=ROUND([.D65]/64)" office:value-type="float" office:value="804" calcext:value-type="float">
            <text:p>804</text:p>
          </table:table-cell>
          <table:table-cell table:formula="of:=16000000/(64*[.E65])" office:value-type="float" office:value="310.945273631841" calcext:value-type="float">
            <text:p>310.9452736318</text:p>
          </table:table-cell>
          <table:table-cell table:formula="of:=[.F65]-[.C65]" office:value-type="float" office:value="-0.181814446599446" calcext:value-type="float">
            <text:p>-0.1818144466</text:p>
          </table:table-cell>
          <table:table-cell table:formula="of:=[.G65]/[.F65]*100" office:value-type="float" office:value="-0.058471526026382" calcext:value-type="float">
            <text:p>-0.058471526</text:p>
          </table:table-cell>
          <table:table-cell table:formula="of:=65535-[.E65]" office:value-type="float" office:value="64731" calcext:value-type="float">
            <text:p>647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0594631" calcext:value-type="float">
            <text:p>1.0594631</text:p>
          </table:table-cell>
          <table:table-cell table:formula="of:=[.B65]*[.C65]" office:value-type="float" office:value="329.627669229557" calcext:value-type="float">
            <text:p>329.6276692296</text:p>
          </table:table-cell>
          <table:table-cell table:formula="of:=ROUND(16000000/[.C66]; 0)" office:value-type="float" office:value="48540" calcext:value-type="float">
            <text:p>48540</text:p>
          </table:table-cell>
          <table:table-cell table:formula="of:=ROUND([.D66]/64)" office:value-type="float" office:value="758" calcext:value-type="float">
            <text:p>758</text:p>
          </table:table-cell>
          <table:table-cell table:formula="of:=16000000/(64*[.E66])" office:value-type="float" office:value="329.815303430079" calcext:value-type="float">
            <text:p>329.8153034301</text:p>
          </table:table-cell>
          <table:table-cell table:formula="of:=[.F66]-[.C66]" office:value-type="float" office:value="0.187634200521813" calcext:value-type="float">
            <text:p>0.1876342005</text:p>
          </table:table-cell>
          <table:table-cell table:formula="of:=[.G66]/[.F66]*100" office:value-type="float" office:value="0.0568906895982138" calcext:value-type="float">
            <text:p>0.0568906896</text:p>
          </table:table-cell>
          <table:table-cell table:formula="of:=65535-[.E66]" office:value-type="float" office:value="64777" calcext:value-type="float">
            <text:p>647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0594631" calcext:value-type="float">
            <text:p>1.0594631</text:p>
          </table:table-cell>
          <table:table-cell table:formula="of:=[.B66]*[.C66]" office:value-type="float" office:value="349.228352287721" calcext:value-type="float">
            <text:p>349.2283522877</text:p>
          </table:table-cell>
          <table:table-cell table:formula="of:=ROUND(16000000/[.C67]; 0)" office:value-type="float" office:value="45815" calcext:value-type="float">
            <text:p>45815</text:p>
          </table:table-cell>
          <table:table-cell table:formula="of:=ROUND([.D67]/64)" office:value-type="float" office:value="716" calcext:value-type="float">
            <text:p>716</text:p>
          </table:table-cell>
          <table:table-cell table:formula="of:=16000000/(64*[.E67])" office:value-type="float" office:value="349.162011173184" calcext:value-type="float">
            <text:p>349.1620111732</text:p>
          </table:table-cell>
          <table:table-cell table:formula="of:=[.F67]-[.C67]" office:value-type="float" office:value="-0.0663411145371242" calcext:value-type="float">
            <text:p>-0.0663411145</text:p>
          </table:table-cell>
          <table:table-cell table:formula="of:=[.G67]/[.F67]*100" office:value-type="float" office:value="-0.0190000952034324" calcext:value-type="float">
            <text:p>-0.0190000952</text:p>
          </table:table-cell>
          <table:table-cell table:formula="of:=65535-[.E67]" office:value-type="float" office:value="64819" calcext:value-type="float">
            <text:p>648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0594631" calcext:value-type="float">
            <text:p>1.0594631</text:p>
          </table:table-cell>
          <table:table-cell table:formula="of:=[.B67]*[.C67]" office:value-type="float" office:value="369.994552722641" calcext:value-type="float">
            <text:p>369.9945527226</text:p>
          </table:table-cell>
          <table:table-cell table:formula="of:=ROUND(16000000/[.C68]; 0)" office:value-type="float" office:value="43244" calcext:value-type="float">
            <text:p>43244</text:p>
          </table:table-cell>
          <table:table-cell table:formula="of:=ROUND([.D68]/64)" office:value-type="float" office:value="676" calcext:value-type="float">
            <text:p>676</text:p>
          </table:table-cell>
          <table:table-cell table:formula="of:=16000000/(64*[.E68])" office:value-type="float" office:value="369.822485207101" calcext:value-type="float">
            <text:p>369.8224852071</text:p>
          </table:table-cell>
          <table:table-cell table:formula="of:=[.F68]-[.C68]" office:value-type="float" office:value="-0.172067515540903" calcext:value-type="float">
            <text:p>-0.1720675155</text:p>
          </table:table-cell>
          <table:table-cell table:formula="of:=[.G68]/[.F68]*100" office:value-type="float" office:value="-0.0465270562022601" calcext:value-type="float">
            <text:p>-0.0465270562</text:p>
          </table:table-cell>
          <table:table-cell table:formula="of:=65535-[.E68]" office:value-type="float" office:value="64859" calcext:value-type="float">
            <text:p>648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0594631" calcext:value-type="float">
            <text:p>1.0594631</text:p>
          </table:table-cell>
          <table:table-cell table:formula="of:=[.B68]*[.C68]" office:value-type="float" office:value="391.995575810643" calcext:value-type="float">
            <text:p>391.9955758106</text:p>
          </table:table-cell>
          <table:table-cell table:formula="of:=ROUND(16000000/[.C69]; 0)" office:value-type="float" office:value="40817" calcext:value-type="float">
            <text:p>40817</text:p>
          </table:table-cell>
          <table:table-cell table:formula="of:=ROUND([.D69]/64)" office:value-type="float" office:value="638" calcext:value-type="float">
            <text:p>638</text:p>
          </table:table-cell>
          <table:table-cell table:formula="of:=16000000/(64*[.E69])" office:value-type="float" office:value="391.849529780564" calcext:value-type="float">
            <text:p>391.8495297806</text:p>
          </table:table-cell>
          <table:table-cell table:formula="of:=[.F69]-[.C69]" office:value-type="float" office:value="-0.146046030078992" calcext:value-type="float">
            <text:p>-0.1460460301</text:p>
          </table:table-cell>
          <table:table-cell table:formula="of:=[.G69]/[.F69]*100" office:value-type="float" office:value="-0.0372709468761587" calcext:value-type="float">
            <text:p>-0.0372709469</text:p>
          </table:table-cell>
          <table:table-cell table:formula="of:=65535-[.E69]" office:value-type="float" office:value="64897" calcext:value-type="float">
            <text:p>648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0594631" calcext:value-type="float">
            <text:p>1.0594631</text:p>
          </table:table-cell>
          <table:table-cell table:formula="of:=[.B69]*[.C69]" office:value-type="float" office:value="415.304847934629" calcext:value-type="float">
            <text:p>415.3048479346</text:p>
          </table:table-cell>
          <table:table-cell table:formula="of:=ROUND(16000000/[.C70]; 0)" office:value-type="float" office:value="38526" calcext:value-type="float">
            <text:p>38526</text:p>
          </table:table-cell>
          <table:table-cell table:formula="of:=ROUND([.D70]/64)" office:value-type="float" office:value="602" calcext:value-type="float">
            <text:p>602</text:p>
          </table:table-cell>
          <table:table-cell table:formula="of:=16000000/(64*[.E70])" office:value-type="float" office:value="415.282392026578" calcext:value-type="float">
            <text:p>415.2823920266</text:p>
          </table:table-cell>
          <table:table-cell table:formula="of:=[.F70]-[.C70]" office:value-type="float" office:value="-0.0224559080510858" calcext:value-type="float">
            <text:p>-0.0224559081</text:p>
          </table:table-cell>
          <table:table-cell table:formula="of:=[.G70]/[.F70]*100" office:value-type="float" office:value="-0.00540738265870145" calcext:value-type="float">
            <text:p>-0.0054073827</text:p>
          </table:table-cell>
          <table:table-cell table:formula="of:=65535-[.E70]" office:value-type="float" office:value="64933" calcext:value-type="float">
            <text:p>649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0594631" calcext:value-type="float">
            <text:p>1.0594631</text:p>
          </table:table-cell>
          <table:table-cell table:formula="of:=[.B70]*[.C70]" office:value-type="float" office:value="440.000161637851" calcext:value-type="float">
            <text:p>440.0001616379</text:p>
          </table:table-cell>
          <table:table-cell table:formula="of:=ROUND(16000000/[.C71]; 0)" office:value-type="float" office:value="36364" calcext:value-type="float">
            <text:p>36364</text:p>
          </table:table-cell>
          <table:table-cell table:formula="of:=ROUND([.D71]/64)" office:value-type="float" office:value="568" calcext:value-type="float">
            <text:p>568</text:p>
          </table:table-cell>
          <table:table-cell table:formula="of:=16000000/(64*[.E71])" office:value-type="float" office:value="440.140845070423" calcext:value-type="float">
            <text:p>440.1408450704</text:p>
          </table:table-cell>
          <table:table-cell table:formula="of:=[.F71]-[.C71]" office:value-type="float" office:value="0.140683432571677" calcext:value-type="float">
            <text:p>0.1406834326</text:p>
          </table:table-cell>
          <table:table-cell table:formula="of:=[.G71]/[.F71]*100" office:value-type="float" office:value="0.0319632758802851" calcext:value-type="float">
            <text:p>0.0319632759</text:p>
          </table:table-cell>
          <table:table-cell table:formula="of:=65535-[.E71]" office:value-type="float" office:value="64967" calcext:value-type="float">
            <text:p>649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594631" calcext:value-type="float">
            <text:p>1.0594631</text:p>
          </table:table-cell>
          <table:table-cell table:formula="of:=[.B71]*[.C71]" office:value-type="float" office:value="466.163935249339" calcext:value-type="float">
            <text:p>466.1639352493</text:p>
          </table:table-cell>
          <table:table-cell table:formula="of:=ROUND(16000000/[.C72]; 0)" office:value-type="float" office:value="34323" calcext:value-type="float">
            <text:p>34323</text:p>
          </table:table-cell>
          <table:table-cell table:formula="of:=ROUND([.D72]/64)" office:value-type="float" office:value="536" calcext:value-type="float">
            <text:p>536</text:p>
          </table:table-cell>
          <table:table-cell table:formula="of:=16000000/(64*[.E72])" office:value-type="float" office:value="466.417910447761" calcext:value-type="float">
            <text:p>466.4179104478</text:p>
          </table:table-cell>
          <table:table-cell table:formula="of:=[.F72]-[.C72]" office:value-type="float" office:value="0.253975198422609" calcext:value-type="float">
            <text:p>0.2539751984</text:p>
          </table:table-cell>
          <table:table-cell table:formula="of:=[.G72]/[.F72]*100" office:value-type="float" office:value="0.0544522825418073" calcext:value-type="float">
            <text:p>0.0544522825</text:p>
          </table:table-cell>
          <table:table-cell table:formula="of:=65535-[.E72]" office:value-type="float" office:value="64999" calcext:value-type="float">
            <text:p>649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0594631" calcext:value-type="float">
            <text:p>1.0594631</text:p>
          </table:table-cell>
          <table:table-cell table:formula="of:=[.B72]*[.C72]" office:value-type="float" office:value="493.883487947464" calcext:value-type="float">
            <text:p>493.8834879475</text:p>
          </table:table-cell>
          <table:table-cell table:formula="of:=ROUND(16000000/[.C73]; 0)" office:value-type="float" office:value="32396" calcext:value-type="float">
            <text:p>32396</text:p>
          </table:table-cell>
          <table:table-cell table:formula="of:=ROUND([.D73]/64)" office:value-type="float" office:value="506" calcext:value-type="float">
            <text:p>506</text:p>
          </table:table-cell>
          <table:table-cell table:formula="of:=16000000/(64*[.E73])" office:value-type="float" office:value="494.071146245059" calcext:value-type="float">
            <text:p>494.0711462451</text:p>
          </table:table-cell>
          <table:table-cell table:formula="of:=[.F73]-[.C73]" office:value-type="float" office:value="0.18765829759576" calcext:value-type="float">
            <text:p>0.1876582976</text:p>
          </table:table-cell>
          <table:table-cell table:formula="of:=[.G73]/[.F73]*100" office:value-type="float" office:value="0.0379820394333819" calcext:value-type="float">
            <text:p>0.0379820394</text:p>
          </table:table-cell>
          <table:table-cell table:formula="of:=65535-[.E73]" office:value-type="float" office:value="65029" calcext:value-type="float">
            <text:p>650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0594631" calcext:value-type="float">
            <text:p>1.0594631</text:p>
          </table:table-cell>
          <table:table-cell table:formula="of:=[.B73]*[.C73]" office:value-type="float" office:value="523.251331179632" calcext:value-type="float">
            <text:p>523.2513311796</text:p>
          </table:table-cell>
          <table:table-cell table:formula="of:=ROUND(16000000/[.C74]; 0)" office:value-type="float" office:value="30578" calcext:value-type="float">
            <text:p>30578</text:p>
          </table:table-cell>
          <table:table-cell table:formula="of:=ROUND([.D74]/64)" office:value-type="float" office:value="478" calcext:value-type="float">
            <text:p>478</text:p>
          </table:table-cell>
          <table:table-cell table:formula="of:=16000000/(64*[.E74])" office:value-type="float" office:value="523.012552301255" calcext:value-type="float">
            <text:p>523.0125523013</text:p>
          </table:table-cell>
          <table:table-cell table:formula="of:=[.F74]-[.C74]" office:value-type="float" office:value="-0.238778878377161" calcext:value-type="float">
            <text:p>-0.2387788784</text:p>
          </table:table-cell>
          <table:table-cell table:formula="of:=[.G74]/[.F74]*100" office:value-type="float" office:value="-0.0456545215457132" calcext:value-type="float">
            <text:p>-0.0456545215</text:p>
          </table:table-cell>
          <table:table-cell table:formula="of:=65535-[.E74]" office:value-type="float" office:value="65057" calcext:value-type="float">
            <text:p>650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0594631" calcext:value-type="float">
            <text:p>1.0594631</text:p>
          </table:table-cell>
          <table:table-cell table:formula="of:=[.B74]*[.C74]" office:value-type="float" office:value="554.3654774107" calcext:value-type="float">
            <text:p>554.3654774107</text:p>
          </table:table-cell>
          <table:table-cell table:formula="of:=ROUND(16000000/[.C75]; 0)" office:value-type="float" office:value="28862" calcext:value-type="float">
            <text:p>28862</text:p>
          </table:table-cell>
          <table:table-cell table:formula="of:=ROUND([.D75]/64)" office:value-type="float" office:value="451" calcext:value-type="float">
            <text:p>451</text:p>
          </table:table-cell>
          <table:table-cell table:formula="of:=16000000/(64*[.E75])" office:value-type="float" office:value="554.323725055432" calcext:value-type="float">
            <text:p>554.3237250554</text:p>
          </table:table-cell>
          <table:table-cell table:formula="of:=[.F75]-[.C75]" office:value-type="float" office:value="-0.0417523552677039" calcext:value-type="float">
            <text:p>-0.0417523553</text:p>
          </table:table-cell>
          <table:table-cell table:formula="of:=[.G75]/[.F75]*100" office:value-type="float" office:value="-0.00753212489029379" calcext:value-type="float">
            <text:p>-0.0075321249</text:p>
          </table:table-cell>
          <table:table-cell table:formula="of:=65535-[.E75]" office:value-type="float" office:value="65084" calcext:value-type="float">
            <text:p>650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0594631" calcext:value-type="float">
            <text:p>1.0594631</text:p>
          </table:table-cell>
          <table:table-cell table:formula="of:=[.B75]*[.C75]" office:value-type="float" office:value="587.32976723052" calcext:value-type="float">
            <text:p>587.3297672305</text:p>
          </table:table-cell>
          <table:table-cell table:formula="of:=ROUND(16000000/[.C76]; 0)" office:value-type="float" office:value="27242" calcext:value-type="float">
            <text:p>27242</text:p>
          </table:table-cell>
          <table:table-cell table:formula="of:=ROUND([.D76]/64)" office:value-type="float" office:value="426" calcext:value-type="float">
            <text:p>426</text:p>
          </table:table-cell>
          <table:table-cell table:formula="of:=16000000/(64*[.E76])" office:value-type="float" office:value="586.854460093897" calcext:value-type="float">
            <text:p>586.8544600939</text:p>
          </table:table-cell>
          <table:table-cell table:formula="of:=[.F76]-[.C76]" office:value-type="float" office:value="-0.475307136623655" calcext:value-type="float">
            <text:p>-0.4753071366</text:p>
          </table:table-cell>
          <table:table-cell table:formula="of:=[.G76]/[.F76]*100" office:value-type="float" office:value="-0.0809923360806709" calcext:value-type="float">
            <text:p>-0.0809923361</text:p>
          </table:table-cell>
          <table:table-cell table:formula="of:=65535-[.E76]" office:value-type="float" office:value="65109" calcext:value-type="float">
            <text:p>651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0594631" calcext:value-type="float">
            <text:p>1.0594631</text:p>
          </table:table-cell>
          <table:table-cell table:formula="of:=[.B76]*[.C76]" office:value-type="float" office:value="622.254215912326" calcext:value-type="float">
            <text:p>622.2542159123</text:p>
          </table:table-cell>
          <table:table-cell table:formula="of:=ROUND(16000000/[.C77]; 0)" office:value-type="float" office:value="25713" calcext:value-type="float">
            <text:p>25713</text:p>
          </table:table-cell>
          <table:table-cell table:formula="of:=ROUND([.D77]/64)" office:value-type="float" office:value="402" calcext:value-type="float">
            <text:p>402</text:p>
          </table:table-cell>
          <table:table-cell table:formula="of:=16000000/(64*[.E77])" office:value-type="float" office:value="621.890547263682" calcext:value-type="float">
            <text:p>621.8905472637</text:p>
          </table:table-cell>
          <table:table-cell table:formula="of:=[.F77]-[.C77]" office:value-type="float" office:value="-0.363668648643966" calcext:value-type="float">
            <text:p>-0.3636686486</text:p>
          </table:table-cell>
          <table:table-cell table:formula="of:=[.G77]/[.F77]*100" office:value-type="float" office:value="-0.0584779187019497" calcext:value-type="float">
            <text:p>-0.0584779187</text:p>
          </table:table-cell>
          <table:table-cell table:formula="of:=65535-[.E77]" office:value-type="float" office:value="65133" calcext:value-type="float">
            <text:p>651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0594631" calcext:value-type="float">
            <text:p>1.0594631</text:p>
          </table:table-cell>
          <table:table-cell table:formula="of:=[.B77]*[.C77]" office:value-type="float" office:value="659.255380578542" calcext:value-type="float">
            <text:p>659.2553805785</text:p>
          </table:table-cell>
          <table:table-cell table:formula="of:=ROUND(16000000/[.C78]; 0)" office:value-type="float" office:value="24270" calcext:value-type="float">
            <text:p>24270</text:p>
          </table:table-cell>
          <table:table-cell table:formula="of:=ROUND([.D78]/64)" office:value-type="float" office:value="379" calcext:value-type="float">
            <text:p>379</text:p>
          </table:table-cell>
          <table:table-cell table:formula="of:=16000000/(64*[.E78])" office:value-type="float" office:value="659.630606860158" calcext:value-type="float">
            <text:p>659.6306068602</text:p>
          </table:table-cell>
          <table:table-cell table:formula="of:=[.F78]-[.C78]" office:value-type="float" office:value="0.375226281616506" calcext:value-type="float">
            <text:p>0.3752262816</text:p>
          </table:table-cell>
          <table:table-cell table:formula="of:=[.G78]/[.F78]*100" office:value-type="float" office:value="0.0568843042930623" calcext:value-type="float">
            <text:p>0.0568843043</text:p>
          </table:table-cell>
          <table:table-cell table:formula="of:=65535-[.E78]" office:value-type="float" office:value="65156" calcext:value-type="float">
            <text:p>651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0594631" calcext:value-type="float">
            <text:p>1.0594631</text:p>
          </table:table-cell>
          <table:table-cell table:formula="of:=[.B78]*[.C78]" office:value-type="float" office:value="698.456749199422" calcext:value-type="float">
            <text:p>698.4567491994</text:p>
          </table:table-cell>
          <table:table-cell table:formula="of:=ROUND(16000000/[.C79]; 0)" office:value-type="float" office:value="22908" calcext:value-type="float">
            <text:p>22908</text:p>
          </table:table-cell>
          <table:table-cell table:formula="of:=ROUND([.D79]/64)" office:value-type="float" office:value="358" calcext:value-type="float">
            <text:p>358</text:p>
          </table:table-cell>
          <table:table-cell table:formula="of:=16000000/(64*[.E79])" office:value-type="float" office:value="698.324022346369" calcext:value-type="float">
            <text:p>698.3240223464</text:p>
          </table:table-cell>
          <table:table-cell table:formula="of:=[.F79]-[.C79]" office:value-type="float" office:value="-0.1327268530531" calcext:value-type="float">
            <text:p>-0.1327268531</text:p>
          </table:table-cell>
          <table:table-cell table:formula="of:=[.G79]/[.F79]*100" office:value-type="float" office:value="-0.0190064853572039" calcext:value-type="float">
            <text:p>-0.0190064854</text:p>
          </table:table-cell>
          <table:table-cell table:formula="of:=65535-[.E79]" office:value-type="float" office:value="65177" calcext:value-type="float">
            <text:p>651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0594631" calcext:value-type="float">
            <text:p>1.0594631</text:p>
          </table:table-cell>
          <table:table-cell table:formula="of:=[.B79]*[.C79]" office:value-type="float" office:value="739.989152722742" calcext:value-type="float">
            <text:p>739.9891527227</text:p>
          </table:table-cell>
          <table:table-cell table:formula="of:=ROUND(16000000/[.C80]; 0)" office:value-type="float" office:value="21622" calcext:value-type="float">
            <text:p>21622</text:p>
          </table:table-cell>
          <table:table-cell table:formula="of:=ROUND([.D80]/64)" office:value-type="float" office:value="338" calcext:value-type="float">
            <text:p>338</text:p>
          </table:table-cell>
          <table:table-cell table:formula="of:=16000000/(64*[.E80])" office:value-type="float" office:value="739.644970414201" calcext:value-type="float">
            <text:p>739.6449704142</text:p>
          </table:table-cell>
          <table:table-cell table:formula="of:=[.F80]-[.C80]" office:value-type="float" office:value="-0.34418230854078" calcext:value-type="float">
            <text:p>-0.3441823085</text:p>
          </table:table-cell>
          <table:table-cell table:formula="of:=[.G80]/[.F80]*100" office:value-type="float" office:value="-0.0465334481147135" calcext:value-type="float">
            <text:p>-0.0465334481</text:p>
          </table:table-cell>
          <table:table-cell table:formula="of:=65535-[.E80]" office:value-type="float" office:value="65197" calcext:value-type="float">
            <text:p>651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0594631" calcext:value-type="float">
            <text:p>1.0594631</text:p>
          </table:table-cell>
          <table:table-cell table:formula="of:=[.B80]*[.C80]" office:value-type="float" office:value="783.99120171001" calcext:value-type="float">
            <text:p>783.99120171</text:p>
          </table:table-cell>
          <table:table-cell table:formula="of:=ROUND(16000000/[.C81]; 0)" office:value-type="float" office:value="20408" calcext:value-type="float">
            <text:p>20408</text:p>
          </table:table-cell>
          <table:table-cell table:formula="of:=ROUND([.D81]/64)" office:value-type="float" office:value="319" calcext:value-type="float">
            <text:p>319</text:p>
          </table:table-cell>
          <table:table-cell table:formula="of:=16000000/(64*[.E81])" office:value-type="float" office:value="783.699059561129" calcext:value-type="float">
            <text:p>783.6990595611</text:p>
          </table:table-cell>
          <table:table-cell table:formula="of:=[.F81]-[.C81]" office:value-type="float" office:value="-0.292142148881226" calcext:value-type="float">
            <text:p>-0.2921421489</text:p>
          </table:table-cell>
          <table:table-cell table:formula="of:=[.G81]/[.F81]*100" office:value-type="float" office:value="-0.0372773381972444" calcext:value-type="float">
            <text:p>-0.0372773382</text:p>
          </table:table-cell>
          <table:table-cell table:formula="of:=65535-[.E81]" office:value-type="float" office:value="65216" calcext:value-type="float">
            <text:p>652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0594631" calcext:value-type="float">
            <text:p>1.0594631</text:p>
          </table:table-cell>
          <table:table-cell table:formula="of:=[.B81]*[.C81]" office:value-type="float" office:value="830.609748936412" calcext:value-type="float">
            <text:p>830.6097489364</text:p>
          </table:table-cell>
          <table:table-cell table:formula="of:=ROUND(16000000/[.C82]; 0)" office:value-type="float" office:value="19263" calcext:value-type="float">
            <text:p>19263</text:p>
          </table:table-cell>
          <table:table-cell table:formula="of:=ROUND([.D82]/64)" office:value-type="float" office:value="301" calcext:value-type="float">
            <text:p>301</text:p>
          </table:table-cell>
          <table:table-cell table:formula="of:=16000000/(64*[.E82])" office:value-type="float" office:value="830.564784053156" calcext:value-type="float">
            <text:p>830.5647840532</text:p>
          </table:table-cell>
          <table:table-cell table:formula="of:=[.F82]-[.C82]" office:value-type="float" office:value="-0.0449648832561707" calcext:value-type="float">
            <text:p>-0.0449648833</text:p>
          </table:table-cell>
          <table:table-cell table:formula="of:=[.G82]/[.F82]*100" office:value-type="float" office:value="-0.00541377194404295" calcext:value-type="float">
            <text:p>-0.0054137719</text:p>
          </table:table-cell>
          <table:table-cell table:formula="of:=65535-[.E82]" office:value-type="float" office:value="65234" calcext:value-type="float">
            <text:p>652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0594631" calcext:value-type="float">
            <text:p>1.0594631</text:p>
          </table:table-cell>
          <table:table-cell table:formula="of:=[.B82]*[.C82]" office:value-type="float" office:value="880.000379498393" calcext:value-type="float">
            <text:p>880.0003794984</text:p>
          </table:table-cell>
          <table:table-cell table:formula="of:=ROUND(16000000/[.C83]; 0)" office:value-type="float" office:value="18182" calcext:value-type="float">
            <text:p>18182</text:p>
          </table:table-cell>
          <table:table-cell table:formula="of:=ROUND([.D83]/64)" office:value-type="float" office:value="284" calcext:value-type="float">
            <text:p>284</text:p>
          </table:table-cell>
          <table:table-cell table:formula="of:=16000000/(64*[.E83])" office:value-type="float" office:value="880.281690140845" calcext:value-type="float">
            <text:p>880.2816901408</text:p>
          </table:table-cell>
          <table:table-cell table:formula="of:=[.F83]-[.C83]" office:value-type="float" office:value="0.281310642451899" calcext:value-type="float">
            <text:p>0.2813106425</text:p>
          </table:table-cell>
          <table:table-cell table:formula="of:=[.G83]/[.F83]*100" office:value-type="float" office:value="0.0319568889825357" calcext:value-type="float">
            <text:p>0.031956889</text:p>
          </table:table-cell>
          <table:table-cell table:formula="of:=65535-[.E83]" office:value-type="float" office:value="65251" calcext:value-type="float">
            <text:p>652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0594631" calcext:value-type="float">
            <text:p>1.0594631</text:p>
          </table:table-cell>
          <table:table-cell table:formula="of:=[.B83]*[.C83]" office:value-type="float" office:value="932.327930064544" calcext:value-type="float">
            <text:p>932.3279300645</text:p>
          </table:table-cell>
          <table:table-cell table:formula="of:=ROUND(16000000/[.C84]; 0)" office:value-type="float" office:value="17161" calcext:value-type="float">
            <text:p>17161</text:p>
          </table:table-cell>
          <table:table-cell table:formula="of:=ROUND([.D84]/64)" office:value-type="float" office:value="268" calcext:value-type="float">
            <text:p>268</text:p>
          </table:table-cell>
          <table:table-cell table:formula="of:=16000000/(64*[.E84])" office:value-type="float" office:value="932.835820895522" calcext:value-type="float">
            <text:p>932.8358208955</text:p>
          </table:table-cell>
          <table:table-cell table:formula="of:=[.F84]-[.C84]" office:value-type="float" office:value="0.507890830978226" calcext:value-type="float">
            <text:p>0.507890831</text:p>
          </table:table-cell>
          <table:table-cell table:formula="of:=[.G84]/[.F84]*100" office:value-type="float" office:value="0.0544458970808659" calcext:value-type="float">
            <text:p>0.0544458971</text:p>
          </table:table-cell>
          <table:table-cell table:formula="of:=65535-[.E84]" office:value-type="float" office:value="65267" calcext:value-type="float">
            <text:p>652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0594631" calcext:value-type="float">
            <text:p>1.0594631</text:p>
          </table:table-cell>
          <table:table-cell table:formula="of:=[.B84]*[.C84]" office:value-type="float" office:value="987.767039002765" calcext:value-type="float">
            <text:p>987.7670390028</text:p>
          </table:table-cell>
          <table:table-cell table:formula="of:=ROUND(16000000/[.C85]; 0)" office:value-type="float" office:value="16198" calcext:value-type="float">
            <text:p>16198</text:p>
          </table:table-cell>
          <table:table-cell table:formula="of:=ROUND([.D85]/64)" office:value-type="float" office:value="253" calcext:value-type="float">
            <text:p>253</text:p>
          </table:table-cell>
          <table:table-cell table:formula="of:=16000000/(64*[.E85])" office:value-type="float" office:value="988.142292490119" calcext:value-type="float">
            <text:p>988.1422924901</text:p>
          </table:table-cell>
          <table:table-cell table:formula="of:=[.F85]-[.C85]" office:value-type="float" office:value="0.375253487353348" calcext:value-type="float">
            <text:p>0.3752534874</text:p>
          </table:table-cell>
          <table:table-cell table:formula="of:=[.G85]/[.F85]*100" office:value-type="float" office:value="0.0379756529201588" calcext:value-type="float">
            <text:p>0.0379756529</text:p>
          </table:table-cell>
          <table:table-cell table:formula="of:=65535-[.E85]" office:value-type="float" office:value="65282" calcext:value-type="float">
            <text:p>652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0594631" calcext:value-type="float">
            <text:p>1.0594631</text:p>
          </table:table-cell>
          <table:table-cell table:formula="of:=[.B85]*[.C85]" office:value-type="float" office:value="1046.50272921969" calcext:value-type="float">
            <text:p>1046.5027292197</text:p>
          </table:table-cell>
          <table:table-cell table:formula="of:=ROUND(16000000/[.C86]; 0)" office:value-type="float" office:value="15289" calcext:value-type="float">
            <text:p>15289</text:p>
          </table:table-cell>
          <table:table-cell table:formula="of:=ROUND([.D86]/64)" office:value-type="float" office:value="239" calcext:value-type="float">
            <text:p>239</text:p>
          </table:table-cell>
          <table:table-cell table:formula="of:=16000000/(64*[.E86])" office:value-type="float" office:value="1046.02510460251" calcext:value-type="float">
            <text:p>1046.0251046025</text:p>
          </table:table-cell>
          <table:table-cell table:formula="of:=[.F86]-[.C86]" office:value-type="float" office:value="-0.477624617180254" calcext:value-type="float">
            <text:p>-0.4776246172</text:p>
          </table:table-cell>
          <table:table-cell table:formula="of:=[.G86]/[.F86]*100" office:value-type="float" office:value="-0.0456609134024323" calcext:value-type="float">
            <text:p>-0.0456609134</text:p>
          </table:table-cell>
          <table:table-cell table:formula="of:=65535-[.E86]" office:value-type="float" office:value="65296" calcext:value-type="float">
            <text:p>652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0594631" calcext:value-type="float">
            <text:p>1.0594631</text:p>
          </table:table-cell>
          <table:table-cell table:formula="of:=[.B86]*[.C86]" office:value-type="float" office:value="1108.73102565755" calcext:value-type="float">
            <text:p>1108.7310256576</text:p>
          </table:table-cell>
          <table:table-cell table:formula="of:=ROUND(16000000/[.C87]; 0)" office:value-type="float" office:value="14431" calcext:value-type="float">
            <text:p>14431</text:p>
          </table:table-cell>
          <table:table-cell table:formula="of:=ROUND([.D87]/64)" office:value-type="float" office:value="225" calcext:value-type="float">
            <text:p>225</text:p>
          </table:table-cell>
          <table:table-cell table:formula="of:=16000000/(64*[.E87])" office:value-type="float" office:value="1111.11111111111" calcext:value-type="float">
            <text:p>1111.1111111111</text:p>
          </table:table-cell>
          <table:table-cell table:formula="of:=[.F87]-[.C87]" office:value-type="float" office:value="2.38008545355683" calcext:value-type="float">
            <text:p>2.3800854536</text:p>
          </table:table-cell>
          <table:table-cell table:formula="of:=[.G87]/[.F87]*100" office:value-type="float" office:value="0.214207690820115" calcext:value-type="float">
            <text:p>0.2142076908</text:p>
          </table:table-cell>
          <table:table-cell table:formula="of:=65535-[.E87]" office:value-type="float" office:value="65310" calcext:value-type="float">
            <text:p>653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0594631" calcext:value-type="float">
            <text:p>1.0594631</text:p>
          </table:table-cell>
          <table:table-cell table:formula="of:=[.B87]*[.C87]" office:value-type="float" office:value="1174.65960950933" calcext:value-type="float">
            <text:p>1174.6596095093</text:p>
          </table:table-cell>
          <table:table-cell table:formula="of:=ROUND(16000000/[.C88]; 0)" office:value-type="float" office:value="13621" calcext:value-type="float">
            <text:p>13621</text:p>
          </table:table-cell>
          <table:table-cell table:formula="of:=ROUND([.D88]/64)" office:value-type="float" office:value="213" calcext:value-type="float">
            <text:p>213</text:p>
          </table:table-cell>
          <table:table-cell table:formula="of:=16000000/(64*[.E88])" office:value-type="float" office:value="1173.70892018779" calcext:value-type="float">
            <text:p>1173.7089201878</text:p>
          </table:table-cell>
          <table:table-cell table:formula="of:=[.F88]-[.C88]" office:value-type="float" office:value="-0.950689321538675" calcext:value-type="float">
            <text:p>-0.9506893215</text:p>
          </table:table-cell>
          <table:table-cell table:formula="of:=[.G88]/[.F88]*100" office:value-type="float" office:value="-0.0809987301950951" calcext:value-type="float">
            <text:p>-0.0809987302</text:p>
          </table:table-cell>
          <table:table-cell table:formula="of:=65535-[.E88]" office:value-type="float" office:value="65322" calcext:value-type="float">
            <text:p>653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0594631" calcext:value-type="float">
            <text:p>1.0594631</text:p>
          </table:table-cell>
          <table:table-cell table:formula="of:=[.B88]*[.C88]" office:value-type="float" office:value="1244.50851133555" calcext:value-type="float">
            <text:p>1244.5085113356</text:p>
          </table:table-cell>
          <table:table-cell table:formula="of:=ROUND(16000000/[.C89]; 0)" office:value-type="float" office:value="12856" calcext:value-type="float">
            <text:p>12856</text:p>
          </table:table-cell>
          <table:table-cell table:formula="of:=ROUND([.D89]/64)" office:value-type="float" office:value="201" calcext:value-type="float">
            <text:p>201</text:p>
          </table:table-cell>
          <table:table-cell table:formula="of:=16000000/(64*[.E89])" office:value-type="float" office:value="1243.78109452736" calcext:value-type="float">
            <text:p>1243.7810945274</text:p>
          </table:table-cell>
          <table:table-cell table:formula="of:=[.F89]-[.C89]" office:value-type="float" office:value="-0.727416808183307" calcext:value-type="float">
            <text:p>-0.7274168082</text:p>
          </table:table-cell>
          <table:table-cell table:formula="of:=[.G89]/[.F89]*100" office:value-type="float" office:value="-0.0584843113779379" calcext:value-type="float">
            <text:p>-0.0584843114</text:p>
          </table:table-cell>
          <table:table-cell table:formula="of:=65535-[.E89]" office:value-type="float" office:value="65334" calcext:value-type="float">
            <text:p>653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0594631" calcext:value-type="float">
            <text:p>1.0594631</text:p>
          </table:table-cell>
          <table:table-cell table:formula="of:=[.B89]*[.C89]" office:value-type="float" office:value="1318.51084539594" calcext:value-type="float">
            <text:p>1318.510845396</text:p>
          </table:table-cell>
          <table:table-cell table:formula="of:=ROUND(16000000/[.C90]; 0)" office:value-type="float" office:value="12135" calcext:value-type="float">
            <text:p>12135</text:p>
          </table:table-cell>
          <table:table-cell table:formula="of:=ROUND([.D90]/64)" office:value-type="float" office:value="190" calcext:value-type="float">
            <text:p>190</text:p>
          </table:table-cell>
          <table:table-cell table:formula="of:=16000000/(64*[.E90])" office:value-type="float" office:value="1315.78947368421" calcext:value-type="float">
            <text:p>1315.7894736842</text:p>
          </table:table-cell>
          <table:table-cell table:formula="of:=[.F90]-[.C90]" office:value-type="float" office:value="-2.72137171173267" calcext:value-type="float">
            <text:p>-2.7213717117</text:p>
          </table:table-cell>
          <table:table-cell table:formula="of:=[.G90]/[.F90]*100" office:value-type="float" office:value="-0.206824250091683" calcext:value-type="float">
            <text:p>-0.2068242501</text:p>
          </table:table-cell>
          <table:table-cell table:formula="of:=65535-[.E90]" office:value-type="float" office:value="65345" calcext:value-type="float">
            <text:p>653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0594631" calcext:value-type="float">
            <text:p>1.0594631</text:p>
          </table:table-cell>
          <table:table-cell table:formula="of:=[.B90]*[.C90]" office:value-type="float" office:value="1396.91358764681" calcext:value-type="float">
            <text:p>1396.9135876468</text:p>
          </table:table-cell>
          <table:table-cell table:formula="of:=ROUND(16000000/[.C91]; 0)" office:value-type="float" office:value="11454" calcext:value-type="float">
            <text:p>11454</text:p>
          </table:table-cell>
          <table:table-cell table:formula="of:=ROUND([.D91]/64)" office:value-type="float" office:value="179" calcext:value-type="float">
            <text:p>179</text:p>
          </table:table-cell>
          <table:table-cell table:formula="of:=16000000/(64*[.E91])" office:value-type="float" office:value="1396.64804469274" calcext:value-type="float">
            <text:p>1396.6480446927</text:p>
          </table:table-cell>
          <table:table-cell table:formula="of:=[.F91]-[.C91]" office:value-type="float" office:value="-0.265542954069588" calcext:value-type="float">
            <text:p>-0.2655429541</text:p>
          </table:table-cell>
          <table:table-cell table:formula="of:=[.G91]/[.F91]*100" office:value-type="float" office:value="-0.0190128755113825" calcext:value-type="float">
            <text:p>-0.0190128755</text:p>
          </table:table-cell>
          <table:table-cell table:formula="of:=65535-[.E91]" office:value-type="float" office:value="65356" calcext:value-type="float">
            <text:p>653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594631" calcext:value-type="float">
            <text:p>1.0594631</text:p>
          </table:table-cell>
          <table:table-cell table:formula="of:=[.B91]*[.C91]" office:value-type="float" office:value="1479.97840000041" calcext:value-type="float">
            <text:p>1479.9784000004</text:p>
          </table:table-cell>
          <table:table-cell table:formula="of:=ROUND(16000000/[.C92]; 0)" office:value-type="float" office:value="10811" calcext:value-type="float">
            <text:p>10811</text:p>
          </table:table-cell>
          <table:table-cell table:formula="of:=ROUND([.D92]/64)" office:value-type="float" office:value="169" calcext:value-type="float">
            <text:p>169</text:p>
          </table:table-cell>
          <table:table-cell table:formula="of:=16000000/(64*[.E92])" office:value-type="float" office:value="1479.2899408284" calcext:value-type="float">
            <text:p>1479.2899408284</text:p>
          </table:table-cell>
          <table:table-cell table:formula="of:=[.F92]-[.C92]" office:value-type="float" office:value="-0.688459172005423" calcext:value-type="float">
            <text:p>-0.688459172</text:p>
          </table:table-cell>
          <table:table-cell table:formula="of:=[.G92]/[.F92]*100" office:value-type="float" office:value="-0.0465398400275666" calcext:value-type="float">
            <text:p>-0.04653984</text:p>
          </table:table-cell>
          <table:table-cell table:formula="of:=65535-[.E92]" office:value-type="float" office:value="65366" calcext:value-type="float">
            <text:p>653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0594631" calcext:value-type="float">
            <text:p>1.0594631</text:p>
          </table:table-cell>
          <table:table-cell table:formula="of:=[.B92]*[.C92]" office:value-type="float" office:value="1567.98250359747" calcext:value-type="float">
            <text:p>1567.9825035975</text:p>
          </table:table-cell>
          <table:table-cell table:formula="of:=ROUND(16000000/[.C93]; 0)" office:value-type="float" office:value="10204" calcext:value-type="float">
            <text:p>10204</text:p>
          </table:table-cell>
          <table:table-cell table:formula="of:=ROUND([.D93]/64)" office:value-type="float" office:value="159" calcext:value-type="float">
            <text:p>159</text:p>
          </table:table-cell>
          <table:table-cell table:formula="of:=16000000/(64*[.E93])" office:value-type="float" office:value="1572.32704402516" calcext:value-type="float">
            <text:p>1572.3270440252</text:p>
          </table:table-cell>
          <table:table-cell table:formula="of:=[.F93]-[.C93]" office:value-type="float" office:value="4.34454042768493" calcext:value-type="float">
            <text:p>4.3445404277</text:p>
          </table:table-cell>
          <table:table-cell table:formula="of:=[.G93]/[.F93]*100" office:value-type="float" office:value="0.276312771200762" calcext:value-type="float">
            <text:p>0.2763127712</text:p>
          </table:table-cell>
          <table:table-cell table:formula="of:=65535-[.E93]" office:value-type="float" office:value="65376" calcext:value-type="float">
            <text:p>653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0594631" calcext:value-type="float">
            <text:p>1.0594631</text:p>
          </table:table-cell>
          <table:table-cell table:formula="of:=[.B93]*[.C93]" office:value-type="float" office:value="1661.21960400714" calcext:value-type="float">
            <text:p>1661.2196040071</text:p>
          </table:table-cell>
          <table:table-cell table:formula="of:=ROUND(16000000/[.C94]; 0)" office:value-type="float" office:value="9631" calcext:value-type="float">
            <text:p>9631</text:p>
          </table:table-cell>
          <table:table-cell table:formula="of:=ROUND([.D94]/64)" office:value-type="float" office:value="150" calcext:value-type="float">
            <text:p>150</text:p>
          </table:table-cell>
          <table:table-cell table:formula="of:=16000000/(64*[.E94])" office:value-type="float" office:value="1666.66666666667" calcext:value-type="float">
            <text:p>1666.6666666667</text:p>
          </table:table-cell>
          <table:table-cell table:formula="of:=[.F94]-[.C94]" office:value-type="float" office:value="5.44706265952755" calcext:value-type="float">
            <text:p>5.4470626595</text:p>
          </table:table-cell>
          <table:table-cell table:formula="of:=[.G94]/[.F94]*100" office:value-type="float" office:value="0.326823759571653" calcext:value-type="float">
            <text:p>0.3268237596</text:p>
          </table:table-cell>
          <table:table-cell table:formula="of:=65535-[.E94]" office:value-type="float" office:value="65385" calcext:value-type="float">
            <text:p>653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0594631" calcext:value-type="float">
            <text:p>1.0594631</text:p>
          </table:table-cell>
          <table:table-cell table:formula="of:=[.B94]*[.C94]" office:value-type="float" office:value="1760.00087144218" calcext:value-type="float">
            <text:p>1760.0008714422</text:p>
          </table:table-cell>
          <table:table-cell table:formula="of:=ROUND(16000000/[.C95]; 0)" office:value-type="float" office:value="9091" calcext:value-type="float">
            <text:p>9091</text:p>
          </table:table-cell>
          <table:table-cell table:formula="of:=ROUND([.D95]/64)" office:value-type="float" office:value="142" calcext:value-type="float">
            <text:p>142</text:p>
          </table:table-cell>
          <table:table-cell table:formula="of:=16000000/(64*[.E95])" office:value-type="float" office:value="1760.56338028169" calcext:value-type="float">
            <text:p>1760.5633802817</text:p>
          </table:table-cell>
          <table:table-cell table:formula="of:=[.F95]-[.C95]" office:value-type="float" office:value="0.562508839513839" calcext:value-type="float">
            <text:p>0.5625088395</text:p>
          </table:table-cell>
          <table:table-cell table:formula="of:=[.G95]/[.F95]*100" office:value-type="float" office:value="0.0319505020843861" calcext:value-type="float">
            <text:p>0.0319505021</text:p>
          </table:table-cell>
          <table:table-cell table:formula="of:=65535-[.E95]" office:value-type="float" office:value="65393" calcext:value-type="float">
            <text:p>653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0594631" calcext:value-type="float">
            <text:p>1.0594631</text:p>
          </table:table-cell>
          <table:table-cell table:formula="of:=[.B95]*[.C95]" office:value-type="float" office:value="1864.65597926083" calcext:value-type="float">
            <text:p>1864.6559792608</text:p>
          </table:table-cell>
          <table:table-cell table:formula="of:=ROUND(16000000/[.C96]; 0)" office:value-type="float" office:value="8581" calcext:value-type="float">
            <text:p>8581</text:p>
          </table:table-cell>
          <table:table-cell table:formula="of:=ROUND([.D96]/64)" office:value-type="float" office:value="134" calcext:value-type="float">
            <text:p>134</text:p>
          </table:table-cell>
          <table:table-cell table:formula="of:=16000000/(64*[.E96])" office:value-type="float" office:value="1865.67164179104" calcext:value-type="float">
            <text:p>1865.6716417911</text:p>
          </table:table-cell>
          <table:table-cell table:formula="of:=[.F96]-[.C96]" office:value-type="float" office:value="1.01566253021497" calcext:value-type="float">
            <text:p>1.0156625302</text:p>
          </table:table-cell>
          <table:table-cell table:formula="of:=[.G96]/[.F96]*100" office:value-type="float" office:value="0.0544395116195223" calcext:value-type="float">
            <text:p>0.0544395116</text:p>
          </table:table-cell>
          <table:table-cell table:formula="of:=65535-[.E96]" office:value-type="float" office:value="65401" calcext:value-type="float">
            <text:p>654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594631" calcext:value-type="float">
            <text:p>1.0594631</text:p>
          </table:table-cell>
          <table:table-cell table:formula="of:=[.B96]*[.C96]" office:value-type="float" office:value="1975.53420422121" calcext:value-type="float">
            <text:p>1975.5342042212</text:p>
          </table:table-cell>
          <table:table-cell table:formula="of:=ROUND(16000000/[.C97]; 0)" office:value-type="float" office:value="8099" calcext:value-type="float">
            <text:p>8099</text:p>
          </table:table-cell>
          <table:table-cell table:formula="of:=ROUND([.D97]/64)" office:value-type="float" office:value="127" calcext:value-type="float">
            <text:p>127</text:p>
          </table:table-cell>
          <table:table-cell table:formula="of:=16000000/(64*[.E97])" office:value-type="float" office:value="1968.50393700787" calcext:value-type="float">
            <text:p>1968.5039370079</text:p>
          </table:table-cell>
          <table:table-cell table:formula="of:=[.F97]-[.C97]" office:value-type="float" office:value="-7.03026721334049" calcext:value-type="float">
            <text:p>-7.0302672133</text:p>
          </table:table-cell>
          <table:table-cell table:formula="of:=[.G97]/[.F97]*100" office:value-type="float" office:value="-0.357137574437697" calcext:value-type="float">
            <text:p>-0.3571375744</text:p>
          </table:table-cell>
          <table:table-cell table:formula="of:=65535-[.E97]" office:value-type="float" office:value="65408" calcext:value-type="float">
            <text:p>654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0594631" calcext:value-type="float">
            <text:p>1.0594631</text:p>
          </table:table-cell>
          <table:table-cell table:formula="of:=[.B97]*[.C97]" office:value-type="float" office:value="2093.00559216024" calcext:value-type="float">
            <text:p>2093.0055921603</text:p>
          </table:table-cell>
          <table:table-cell table:formula="of:=ROUND(16000000/[.C98]; 0)" office:value-type="float" office:value="7645" calcext:value-type="float">
            <text:p>7645</text:p>
          </table:table-cell>
          <table:table-cell table:formula="of:=ROUND([.D98]/64)" office:value-type="float" office:value="119" calcext:value-type="float">
            <text:p>119</text:p>
          </table:table-cell>
          <table:table-cell table:formula="of:=16000000/(64*[.E98])" office:value-type="float" office:value="2100.84033613445" calcext:value-type="float">
            <text:p>2100.8403361345</text:p>
          </table:table-cell>
          <table:table-cell table:formula="of:=[.F98]-[.C98]" office:value-type="float" office:value="7.83474397421287" calcext:value-type="float">
            <text:p>7.8347439742</text:p>
          </table:table-cell>
          <table:table-cell table:formula="of:=[.G98]/[.F98]*100" office:value-type="float" office:value="0.372933813172533" calcext:value-type="float">
            <text:p>0.3729338132</text:p>
          </table:table-cell>
          <table:table-cell table:formula="of:=65535-[.E98]" office:value-type="float" office:value="65416" calcext:value-type="float">
            <text:p>654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0594631" calcext:value-type="float">
            <text:p>1.0594631</text:p>
          </table:table-cell>
          <table:table-cell table:formula="of:=[.B98]*[.C98]" office:value-type="float" office:value="2217.46219298742" calcext:value-type="float">
            <text:p>2217.4621929874</text:p>
          </table:table-cell>
          <table:table-cell table:formula="of:=ROUND(16000000/[.C99]; 0)" office:value-type="float" office:value="7215" calcext:value-type="float">
            <text:p>7215</text:p>
          </table:table-cell>
          <table:table-cell table:formula="of:=ROUND([.D99]/64)" office:value-type="float" office:value="113" calcext:value-type="float">
            <text:p>113</text:p>
          </table:table-cell>
          <table:table-cell table:formula="of:=16000000/(64*[.E99])" office:value-type="float" office:value="2212.38938053097" calcext:value-type="float">
            <text:p>2212.389380531</text:p>
          </table:table-cell>
          <table:table-cell table:formula="of:=[.F99]-[.C99]" office:value-type="float" office:value="-5.07281245645163" calcext:value-type="float">
            <text:p>-5.0728124565</text:p>
          </table:table-cell>
          <table:table-cell table:formula="of:=[.G99]/[.F99]*100" office:value-type="float" office:value="-0.229291123031614" calcext:value-type="float">
            <text:p>-0.229291123</text:p>
          </table:table-cell>
          <table:table-cell table:formula="of:=65535-[.E99]" office:value-type="float" office:value="65422" calcext:value-type="float">
            <text:p>654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0594631" calcext:value-type="float">
            <text:p>1.0594631</text:p>
          </table:table-cell>
          <table:table-cell table:formula="of:=[.B99]*[.C99]" office:value-type="float" office:value="2349.31936911526" calcext:value-type="float">
            <text:p>2349.3193691153</text:p>
          </table:table-cell>
          <table:table-cell table:formula="of:=ROUND(16000000/[.C100]; 0)" office:value-type="float" office:value="6810" calcext:value-type="float">
            <text:p>6810</text:p>
          </table:table-cell>
          <table:table-cell table:formula="of:=ROUND([.D100]/64)" office:value-type="float" office:value="106" calcext:value-type="float">
            <text:p>106</text:p>
          </table:table-cell>
          <table:table-cell table:formula="of:=16000000/(64*[.E100])" office:value-type="float" office:value="2358.49056603774" calcext:value-type="float">
            <text:p>2358.4905660377</text:p>
          </table:table-cell>
          <table:table-cell table:formula="of:=[.F100]-[.C100]" office:value-type="float" office:value="9.17119692247979" calcext:value-type="float">
            <text:p>9.1711969225</text:p>
          </table:table-cell>
          <table:table-cell table:formula="of:=[.G100]/[.F100]*100" office:value-type="float" office:value="0.388858749513143" calcext:value-type="float">
            <text:p>0.3888587495</text:p>
          </table:table-cell>
          <table:table-cell table:formula="of:=65535-[.E100]" office:value-type="float" office:value="65429" calcext:value-type="float">
            <text:p>654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0594631" calcext:value-type="float">
            <text:p>1.0594631</text:p>
          </table:table-cell>
          <table:table-cell table:formula="of:=[.B100]*[.C100]" office:value-type="float" office:value="2489.01718169289" calcext:value-type="float">
            <text:p>2489.0171816929</text:p>
          </table:table-cell>
          <table:table-cell table:formula="of:=ROUND(16000000/[.C101]; 0)" office:value-type="float" office:value="6428" calcext:value-type="float">
            <text:p>6428</text:p>
          </table:table-cell>
          <table:table-cell table:formula="of:=ROUND([.D101]/64)" office:value-type="float" office:value="100" calcext:value-type="float">
            <text:p>100</text:p>
          </table:table-cell>
          <table:table-cell table:formula="of:=16000000/(64*[.E101])" office:value-type="float" office:value="2500" calcext:value-type="float">
            <text:p>2500</text:p>
          </table:table-cell>
          <table:table-cell table:formula="of:=[.F101]-[.C101]" office:value-type="float" office:value="10.9828183071063" calcext:value-type="float">
            <text:p>10.9828183071</text:p>
          </table:table-cell>
          <table:table-cell table:formula="of:=[.G101]/[.F101]*100" office:value-type="float" office:value="0.439312732284252" calcext:value-type="float">
            <text:p>0.4393127323</text:p>
          </table:table-cell>
          <table:table-cell table:formula="of:=65535-[.E101]" office:value-type="float" office:value="65435" calcext:value-type="float">
            <text:p>654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594631" calcext:value-type="float">
            <text:p>1.0594631</text:p>
          </table:table-cell>
          <table:table-cell table:formula="of:=[.B101]*[.C101]" office:value-type="float" office:value="2637.02185926962" calcext:value-type="float">
            <text:p>2637.0218592696</text:p>
          </table:table-cell>
          <table:table-cell table:formula="of:=ROUND(16000000/[.C102]; 0)" office:value-type="float" office:value="6067" calcext:value-type="float">
            <text:p>6067</text:p>
          </table:table-cell>
          <table:table-cell table:formula="of:=ROUND([.D102]/64)" office:value-type="float" office:value="95" calcext:value-type="float">
            <text:p>95</text:p>
          </table:table-cell>
          <table:table-cell table:formula="of:=16000000/(64*[.E102])" office:value-type="float" office:value="2631.57894736842" calcext:value-type="float">
            <text:p>2631.5789473684</text:p>
          </table:table-cell>
          <table:table-cell table:formula="of:=[.F102]-[.C102]" office:value-type="float" office:value="-5.4429119011952" calcext:value-type="float">
            <text:p>-5.4429119012</text:p>
          </table:table-cell>
          <table:table-cell table:formula="of:=[.G102]/[.F102]*100" office:value-type="float" office:value="-0.206830652245418" calcext:value-type="float">
            <text:p>-0.2068306522</text:p>
          </table:table-cell>
          <table:table-cell table:formula="of:=65535-[.E102]" office:value-type="float" office:value="65440" calcext:value-type="float">
            <text:p>6544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0594631" calcext:value-type="float">
            <text:p>1.0594631</text:p>
          </table:table-cell>
          <table:table-cell table:formula="of:=[.B102]*[.C102]" office:value-type="float" office:value="2793.82735378955" calcext:value-type="float">
            <text:p>2793.8273537896</text:p>
          </table:table-cell>
          <table:table-cell table:formula="of:=ROUND(16000000/[.C103]; 0)" office:value-type="float" office:value="5727" calcext:value-type="float">
            <text:p>5727</text:p>
          </table:table-cell>
          <table:table-cell table:formula="of:=ROUND([.D103]/64)" office:value-type="float" office:value="89" calcext:value-type="float">
            <text:p>89</text:p>
          </table:table-cell>
          <table:table-cell table:formula="of:=16000000/(64*[.E103])" office:value-type="float" office:value="2808.98876404494" calcext:value-type="float">
            <text:p>2808.988764045</text:p>
          </table:table-cell>
          <table:table-cell table:formula="of:=[.F103]-[.C103]" office:value-type="float" office:value="15.1614102553917" calcext:value-type="float">
            <text:p>15.1614102554</text:p>
          </table:table-cell>
          <table:table-cell table:formula="of:=[.G103]/[.F103]*100" office:value-type="float" office:value="0.539746205091946" calcext:value-type="float">
            <text:p>0.5397462051</text:p>
          </table:table-cell>
          <table:table-cell table:formula="of:=65535-[.E103]" office:value-type="float" office:value="65446" calcext:value-type="float">
            <text:p>654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594631" calcext:value-type="float">
            <text:p>1.0594631</text:p>
          </table:table-cell>
          <table:table-cell table:formula="of:=[.B103]*[.C103]" office:value-type="float" office:value="2959.95698911068" calcext:value-type="float">
            <text:p>2959.9569891107</text:p>
          </table:table-cell>
          <table:table-cell table:formula="of:=ROUND(16000000/[.C104]; 0)" office:value-type="float" office:value="5405" calcext:value-type="float">
            <text:p>5405</text:p>
          </table:table-cell>
          <table:table-cell table:formula="of:=ROUND([.D104]/64)" office:value-type="float" office:value="84" calcext:value-type="float">
            <text:p>84</text:p>
          </table:table-cell>
          <table:table-cell table:formula="of:=16000000/(64*[.E104])" office:value-type="float" office:value="2976.19047619048" calcext:value-type="float">
            <text:p>2976.1904761905</text:p>
          </table:table-cell>
          <table:table-cell table:formula="of:=[.F104]-[.C104]" office:value-type="float" office:value="16.2334870798004" calcext:value-type="float">
            <text:p>16.2334870798</text:p>
          </table:table-cell>
          <table:table-cell table:formula="of:=[.G104]/[.F104]*100" office:value-type="float" office:value="0.545445165881293" calcext:value-type="float">
            <text:p>0.5454451659</text:p>
          </table:table-cell>
          <table:table-cell table:formula="of:=65535-[.E104]" office:value-type="float" office:value="65451" calcext:value-type="float">
            <text:p>654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594631" calcext:value-type="float">
            <text:p>1.0594631</text:p>
          </table:table-cell>
          <table:table-cell table:formula="of:=[.B104]*[.C104]" office:value-type="float" office:value="3135.96520754986" calcext:value-type="float">
            <text:p>3135.9652075499</text:p>
          </table:table-cell>
          <table:table-cell table:formula="of:=ROUND(16000000/[.C105]; 0)" office:value-type="float" office:value="5102" calcext:value-type="float">
            <text:p>5102</text:p>
          </table:table-cell>
          <table:table-cell table:formula="of:=ROUND([.D105]/64)" office:value-type="float" office:value="80" calcext:value-type="float">
            <text:p>80</text:p>
          </table:table-cell>
          <table:table-cell table:formula="of:=16000000/(64*[.E105])" office:value-type="float" office:value="3125" calcext:value-type="float">
            <text:p>3125</text:p>
          </table:table-cell>
          <table:table-cell table:formula="of:=[.F105]-[.C105]" office:value-type="float" office:value="-10.965207549863" calcext:value-type="float">
            <text:p>-10.9652075499</text:p>
          </table:table-cell>
          <table:table-cell table:formula="of:=[.G105]/[.F105]*100" office:value-type="float" office:value="-0.350886641595614" calcext:value-type="float">
            <text:p>-0.3508866416</text:p>
          </table:table-cell>
          <table:table-cell table:formula="of:=65535-[.E105]" office:value-type="float" office:value="65455" calcext:value-type="float">
            <text:p>654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594631" calcext:value-type="float">
            <text:p>1.0594631</text:p>
          </table:table-cell>
          <table:table-cell table:formula="of:=[.B105]*[.C105]" office:value-type="float" office:value="3322.43942028292" calcext:value-type="float">
            <text:p>3322.4394202829</text:p>
          </table:table-cell>
          <table:table-cell table:formula="of:=ROUND(16000000/[.C106]; 0)" office:value-type="float" office:value="4816" calcext:value-type="float">
            <text:p>4816</text:p>
          </table:table-cell>
          <table:table-cell table:formula="of:=ROUND([.D106]/64)" office:value-type="float" office:value="75" calcext:value-type="float">
            <text:p>75</text:p>
          </table:table-cell>
          <table:table-cell table:formula="of:=16000000/(64*[.E106])" office:value-type="float" office:value="3333.33333333333" calcext:value-type="float">
            <text:p>3333.3333333333</text:p>
          </table:table-cell>
          <table:table-cell table:formula="of:=[.F106]-[.C106]" office:value-type="float" office:value="10.8939130504118" calcext:value-type="float">
            <text:p>10.8939130504</text:p>
          </table:table-cell>
          <table:table-cell table:formula="of:=[.G106]/[.F106]*100" office:value-type="float" office:value="0.326817391512354" calcext:value-type="float">
            <text:p>0.3268173915</text:p>
          </table:table-cell>
          <table:table-cell table:formula="of:=65535-[.E106]" office:value-type="float" office:value="65460" calcext:value-type="float">
            <text:p>6546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594631" calcext:value-type="float">
            <text:p>1.0594631</text:p>
          </table:table-cell>
          <table:table-cell table:formula="of:=[.B106]*[.C106]" office:value-type="float" office:value="3520.00196777515" calcext:value-type="float">
            <text:p>3520.0019677752</text:p>
          </table:table-cell>
          <table:table-cell table:formula="of:=ROUND(16000000/[.C107]; 0)" office:value-type="float" office:value="4545" calcext:value-type="float">
            <text:p>4545</text:p>
          </table:table-cell>
          <table:table-cell table:formula="of:=ROUND([.D107]/64)" office:value-type="float" office:value="71" calcext:value-type="float">
            <text:p>71</text:p>
          </table:table-cell>
          <table:table-cell table:formula="of:=16000000/(64*[.E107])" office:value-type="float" office:value="3521.12676056338" calcext:value-type="float">
            <text:p>3521.1267605634</text:p>
          </table:table-cell>
          <table:table-cell table:formula="of:=[.F107]-[.C107]" office:value-type="float" office:value="1.12479278823275" calcext:value-type="float">
            <text:p>1.1247927882</text:p>
          </table:table-cell>
          <table:table-cell table:formula="of:=[.G107]/[.F107]*100" office:value-type="float" office:value="0.0319441151858102" calcext:value-type="float">
            <text:p>0.0319441152</text:p>
          </table:table-cell>
          <table:table-cell table:formula="of:=65535-[.E107]" office:value-type="float" office:value="65464" calcext:value-type="float">
            <text:p>654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594631" calcext:value-type="float">
            <text:p>1.0594631</text:p>
          </table:table-cell>
          <table:table-cell table:formula="of:=[.B107]*[.C107]" office:value-type="float" office:value="3729.31219678516" calcext:value-type="float">
            <text:p>3729.3121967852</text:p>
          </table:table-cell>
          <table:table-cell table:formula="of:=ROUND(16000000/[.C108]; 0)" office:value-type="float" office:value="4290" calcext:value-type="float">
            <text:p>4290</text:p>
          </table:table-cell>
          <table:table-cell table:formula="of:=ROUND([.D108]/64)" office:value-type="float" office:value="67" calcext:value-type="float">
            <text:p>67</text:p>
          </table:table-cell>
          <table:table-cell table:formula="of:=16000000/(64*[.E108])" office:value-type="float" office:value="3731.34328358209" calcext:value-type="float">
            <text:p>3731.3432835821</text:p>
          </table:table-cell>
          <table:table-cell table:formula="of:=[.F108]-[.C108]" office:value-type="float" office:value="2.0310867969315" calcext:value-type="float">
            <text:p>2.0310867969</text:p>
          </table:table-cell>
          <table:table-cell table:formula="of:=[.G108]/[.F108]*100" office:value-type="float" office:value="0.0544331261577643" calcext:value-type="float">
            <text:p>0.0544331262</text:p>
          </table:table-cell>
          <table:table-cell table:formula="of:=65535-[.E108]" office:value-type="float" office:value="65468" calcext:value-type="float">
            <text:p>654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594631" calcext:value-type="float">
            <text:p>1.0594631</text:p>
          </table:table-cell>
          <table:table-cell table:formula="of:=[.B108]*[.C108]" office:value-type="float" office:value="3951.06866087381" calcext:value-type="float">
            <text:p>3951.0686608738</text:p>
          </table:table-cell>
          <table:table-cell table:formula="of:=ROUND(16000000/[.C109]; 0)" office:value-type="float" office:value="4050" calcext:value-type="float">
            <text:p>4050</text:p>
          </table:table-cell>
          <table:table-cell table:formula="of:=ROUND([.D109]/64)" office:value-type="float" office:value="63" calcext:value-type="float">
            <text:p>63</text:p>
          </table:table-cell>
          <table:table-cell table:formula="of:=16000000/(64*[.E109])" office:value-type="float" office:value="3968.25396825397" calcext:value-type="float">
            <text:p>3968.253968254</text:p>
          </table:table-cell>
          <table:table-cell table:formula="of:=[.F109]-[.C109]" office:value-type="float" office:value="17.1853073801544" calcext:value-type="float">
            <text:p>17.1853073802</text:p>
          </table:table-cell>
          <table:table-cell table:formula="of:=[.G109]/[.F109]*100" office:value-type="float" office:value="0.433069745979892" calcext:value-type="float">
            <text:p>0.433069746</text:p>
          </table:table-cell>
          <table:table-cell table:formula="of:=65535-[.E109]" office:value-type="float" office:value="65472" calcext:value-type="float">
            <text:p>6547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594631" calcext:value-type="float">
            <text:p>1.0594631</text:p>
          </table:table-cell>
          <table:table-cell table:formula="of:=[.B109]*[.C109]" office:value-type="float" office:value="4186.01145176222" calcext:value-type="float">
            <text:p>4186.0114517622</text:p>
          </table:table-cell>
          <table:table-cell table:formula="of:=ROUND(16000000/[.C110]; 0)" office:value-type="float" office:value="3822" calcext:value-type="float">
            <text:p>3822</text:p>
          </table:table-cell>
          <table:table-cell table:formula="of:=ROUND([.D110]/64)" office:value-type="float" office:value="60" calcext:value-type="float">
            <text:p>60</text:p>
          </table:table-cell>
          <table:table-cell table:formula="of:=16000000/(64*[.E110])" office:value-type="float" office:value="4166.66666666667" calcext:value-type="float">
            <text:p>4166.6666666667</text:p>
          </table:table-cell>
          <table:table-cell table:formula="of:=[.F110]-[.C110]" office:value-type="float" office:value="-19.3447850955527" calcext:value-type="float">
            <text:p>-19.3447850956</text:p>
          </table:table-cell>
          <table:table-cell table:formula="of:=[.G110]/[.F110]*100" office:value-type="float" office:value="-0.464274842293264" calcext:value-type="float">
            <text:p>-0.4642748423</text:p>
          </table:table-cell>
          <table:table-cell table:formula="of:=65535-[.E110]" office:value-type="float" office:value="65475" calcext:value-type="float">
            <text:p>654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594631" calcext:value-type="float">
            <text:p>1.0594631</text:p>
          </table:table-cell>
          <table:table-cell table:formula="of:=[.B110]*[.C110]" office:value-type="float" office:value="4434.9246693195" calcext:value-type="float">
            <text:p>4434.9246693195</text:p>
          </table:table-cell>
          <table:table-cell table:formula="of:=ROUND(16000000/[.C111]; 0)" office:value-type="float" office:value="3608" calcext:value-type="float">
            <text:p>3608</text:p>
          </table:table-cell>
          <table:table-cell table:formula="of:=ROUND([.D111]/64)" office:value-type="float" office:value="56" calcext:value-type="float">
            <text:p>56</text:p>
          </table:table-cell>
          <table:table-cell table:formula="of:=16000000/(64*[.E111])" office:value-type="float" office:value="4464.28571428571" calcext:value-type="float">
            <text:p>4464.2857142857</text:p>
          </table:table-cell>
          <table:table-cell table:formula="of:=[.F111]-[.C111]" office:value-type="float" office:value="29.3610449662128" calcext:value-type="float">
            <text:p>29.3610449662</text:p>
          </table:table-cell>
          <table:table-cell table:formula="of:=[.G111]/[.F111]*100" office:value-type="float" office:value="0.657687407243167" calcext:value-type="float">
            <text:p>0.6576874072</text:p>
          </table:table-cell>
          <table:table-cell table:formula="of:=65535-[.E111]" office:value-type="float" office:value="65479" calcext:value-type="float">
            <text:p>654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594631" calcext:value-type="float">
            <text:p>1.0594631</text:p>
          </table:table-cell>
          <table:table-cell table:formula="of:=[.B111]*[.C111]" office:value-type="float" office:value="4698.63903842372" calcext:value-type="float">
            <text:p>4698.6390384237</text:p>
          </table:table-cell>
          <table:table-cell table:formula="of:=ROUND(16000000/[.C112]; 0)" office:value-type="float" office:value="3405" calcext:value-type="float">
            <text:p>3405</text:p>
          </table:table-cell>
          <table:table-cell table:formula="of:=ROUND([.D112]/64)" office:value-type="float" office:value="53" calcext:value-type="float">
            <text:p>53</text:p>
          </table:table-cell>
          <table:table-cell table:formula="of:=16000000/(64*[.E112])" office:value-type="float" office:value="4716.98113207547" calcext:value-type="float">
            <text:p>4716.9811320755</text:p>
          </table:table-cell>
          <table:table-cell table:formula="of:=[.F112]-[.C112]" office:value-type="float" office:value="18.3420936517568" calcext:value-type="float">
            <text:p>18.3420936518</text:p>
          </table:table-cell>
          <table:table-cell table:formula="of:=[.G112]/[.F112]*100" office:value-type="float" office:value="0.388852385417245" calcext:value-type="float">
            <text:p>0.3888523854</text:p>
          </table:table-cell>
          <table:table-cell table:formula="of:=65535-[.E112]" office:value-type="float" office:value="65482" calcext:value-type="float">
            <text:p>654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0594631" calcext:value-type="float">
            <text:p>1.0594631</text:p>
          </table:table-cell>
          <table:table-cell table:formula="of:=[.B112]*[.C112]" office:value-type="float" office:value="4978.03468142941" calcext:value-type="float">
            <text:p>4978.0346814294</text:p>
          </table:table-cell>
          <table:table-cell table:formula="of:=ROUND(16000000/[.C113]; 0)" office:value-type="float" office:value="3214" calcext:value-type="float">
            <text:p>3214</text:p>
          </table:table-cell>
          <table:table-cell table:formula="of:=ROUND([.D113]/64)" office:value-type="float" office:value="50" calcext:value-type="float">
            <text:p>50</text:p>
          </table:table-cell>
          <table:table-cell table:formula="of:=16000000/(64*[.E113])" office:value-type="float" office:value="5000" calcext:value-type="float">
            <text:p>5000</text:p>
          </table:table-cell>
          <table:table-cell table:formula="of:=[.F113]-[.C113]" office:value-type="float" office:value="21.965318570592" calcext:value-type="float">
            <text:p>21.9653185706</text:p>
          </table:table-cell>
          <table:table-cell table:formula="of:=[.G113]/[.F113]*100" office:value-type="float" office:value="0.43930637141184" calcext:value-type="float">
            <text:p>0.4393063714</text:p>
          </table:table-cell>
          <table:table-cell table:formula="of:=65535-[.E113]" office:value-type="float" office:value="65485" calcext:value-type="float">
            <text:p>654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0594631" calcext:value-type="float">
            <text:p>1.0594631</text:p>
          </table:table-cell>
          <table:table-cell table:formula="of:=[.B113]*[.C113]" office:value-type="float" office:value="5274.04405549471" calcext:value-type="float">
            <text:p>5274.0440554947</text:p>
          </table:table-cell>
          <table:table-cell table:formula="of:=ROUND(16000000/[.C114]; 0)" office:value-type="float" office:value="3034" calcext:value-type="float">
            <text:p>3034</text:p>
          </table:table-cell>
          <table:table-cell table:formula="of:=ROUND([.D114]/64)" office:value-type="float" office:value="47" calcext:value-type="float">
            <text:p>47</text:p>
          </table:table-cell>
          <table:table-cell table:formula="of:=16000000/(64*[.E114])" office:value-type="float" office:value="5319.14893617021" calcext:value-type="float">
            <text:p>5319.1489361702</text:p>
          </table:table-cell>
          <table:table-cell table:formula="of:=[.F114]-[.C114]" office:value-type="float" office:value="45.1048806754989" calcext:value-type="float">
            <text:p>45.1048806755</text:p>
          </table:table-cell>
          <table:table-cell table:formula="of:=[.G114]/[.F114]*100" office:value-type="float" office:value="0.847971756699379" calcext:value-type="float">
            <text:p>0.8479717567</text:p>
          </table:table-cell>
          <table:table-cell table:formula="of:=65535-[.E114]" office:value-type="float" office:value="65488" calcext:value-type="float">
            <text:p>654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0594631" calcext:value-type="float">
            <text:p>1.0594631</text:p>
          </table:table-cell>
          <table:table-cell table:formula="of:=[.B114]*[.C114]" office:value-type="float" office:value="5587.655064571" calcext:value-type="float">
            <text:p>5587.655064571</text:p>
          </table:table-cell>
          <table:table-cell table:formula="of:=ROUND(16000000/[.C115]; 0)" office:value-type="float" office:value="2863" calcext:value-type="float">
            <text:p>2863</text:p>
          </table:table-cell>
          <table:table-cell table:formula="of:=ROUND([.D115]/64)" office:value-type="float" office:value="45" calcext:value-type="float">
            <text:p>45</text:p>
          </table:table-cell>
          <table:table-cell table:formula="of:=16000000/(64*[.E115])" office:value-type="float" office:value="5555.55555555556" calcext:value-type="float">
            <text:p>5555.5555555556</text:p>
          </table:table-cell>
          <table:table-cell table:formula="of:=[.F115]-[.C115]" office:value-type="float" office:value="-32.0995090154465" calcext:value-type="float">
            <text:p>-32.0995090154</text:p>
          </table:table-cell>
          <table:table-cell table:formula="of:=[.G115]/[.F115]*100" office:value-type="float" office:value="-0.577791162278037" calcext:value-type="float">
            <text:p>-0.5777911623</text:p>
          </table:table-cell>
          <table:table-cell table:formula="of:=65535-[.E115]" office:value-type="float" office:value="65490" calcext:value-type="float">
            <text:p>654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0594631" calcext:value-type="float">
            <text:p>1.0594631</text:p>
          </table:table-cell>
          <table:table-cell table:formula="of:=[.B115]*[.C115]" office:value-type="float" office:value="5919.9143564411" calcext:value-type="float">
            <text:p>5919.9143564411</text:p>
          </table:table-cell>
          <table:table-cell table:formula="of:=ROUND(16000000/[.C116]; 0)" office:value-type="float" office:value="2703" calcext:value-type="float">
            <text:p>2703</text:p>
          </table:table-cell>
          <table:table-cell table:formula="of:=ROUND([.D116]/64)" office:value-type="float" office:value="42" calcext:value-type="float">
            <text:p>42</text:p>
          </table:table-cell>
          <table:table-cell table:formula="of:=16000000/(64*[.E116])" office:value-type="float" office:value="5952.38095238095" calcext:value-type="float">
            <text:p>5952.380952381</text:p>
          </table:table-cell>
          <table:table-cell table:formula="of:=[.F116]-[.C116]" office:value-type="float" office:value="32.4665959398571" calcext:value-type="float">
            <text:p>32.4665959399</text:p>
          </table:table-cell>
          <table:table-cell table:formula="of:=[.G116]/[.F116]*100" office:value-type="float" office:value="0.5454388117896" calcext:value-type="float">
            <text:p>0.5454388118</text:p>
          </table:table-cell>
          <table:table-cell table:formula="of:=65535-[.E116]" office:value-type="float" office:value="65493" calcext:value-type="float">
            <text:p>654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0594631" calcext:value-type="float">
            <text:p>1.0594631</text:p>
          </table:table-cell>
          <table:table-cell table:formula="of:=[.B116]*[.C116]" office:value-type="float" office:value="6271.93081580959" calcext:value-type="float">
            <text:p>6271.9308158096</text:p>
          </table:table-cell>
          <table:table-cell table:formula="of:=ROUND(16000000/[.C117]; 0)" office:value-type="float" office:value="2551" calcext:value-type="float">
            <text:p>2551</text:p>
          </table:table-cell>
          <table:table-cell table:formula="of:=ROUND([.D117]/64)" office:value-type="float" office:value="40" calcext:value-type="float">
            <text:p>40</text:p>
          </table:table-cell>
          <table:table-cell table:formula="of:=16000000/(64*[.E117])" office:value-type="float" office:value="6250" calcext:value-type="float">
            <text:p>6250</text:p>
          </table:table-cell>
          <table:table-cell table:formula="of:=[.F117]-[.C117]" office:value-type="float" office:value="-21.9308158095882" calcext:value-type="float">
            <text:p>-21.9308158096</text:p>
          </table:table-cell>
          <table:table-cell table:formula="of:=[.G117]/[.F117]*100" office:value-type="float" office:value="-0.350893052953412" calcext:value-type="float">
            <text:p>-0.350893053</text:p>
          </table:table-cell>
          <table:table-cell table:formula="of:=65535-[.E117]" office:value-type="float" office:value="65495" calcext:value-type="float">
            <text:p>6549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0594631" calcext:value-type="float">
            <text:p>1.0594631</text:p>
          </table:table-cell>
          <table:table-cell table:formula="of:=[.B117]*[.C117]" office:value-type="float" office:value="6644.87926510316" calcext:value-type="float">
            <text:p>6644.8792651032</text:p>
          </table:table-cell>
          <table:table-cell table:formula="of:=ROUND(16000000/[.C118]; 0)" office:value-type="float" office:value="2408" calcext:value-type="float">
            <text:p>2408</text:p>
          </table:table-cell>
          <table:table-cell table:formula="of:=ROUND([.D118]/64)" office:value-type="float" office:value="38" calcext:value-type="float">
            <text:p>38</text:p>
          </table:table-cell>
          <table:table-cell table:formula="of:=16000000/(64*[.E118])" office:value-type="float" office:value="6578.94736842105" calcext:value-type="float">
            <text:p>6578.9473684211</text:p>
          </table:table-cell>
          <table:table-cell table:formula="of:=[.F118]-[.C118]" office:value-type="float" office:value="-65.9318966821038" calcext:value-type="float">
            <text:p>-65.9318966821</text:p>
          </table:table-cell>
          <table:table-cell table:formula="of:=[.G118]/[.F118]*100" office:value-type="float" office:value="-1.00216482956798" calcext:value-type="float">
            <text:p>-1.0021648296</text:p>
          </table:table-cell>
          <table:table-cell table:formula="of:=65535-[.E118]" office:value-type="float" office:value="65497" calcext:value-type="float">
            <text:p>654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0594631" calcext:value-type="float">
            <text:p>1.0594631</text:p>
          </table:table-cell>
          <table:table-cell table:formula="of:=[.B118]*[.C118]" office:value-type="float" office:value="7040.00438533191" calcext:value-type="float">
            <text:p>7040.0043853319</text:p>
          </table:table-cell>
          <table:table-cell table:formula="of:=ROUND(16000000/[.C119]; 0)" office:value-type="float" office:value="2273" calcext:value-type="float">
            <text:p>2273</text:p>
          </table:table-cell>
          <table:table-cell table:formula="of:=ROUND([.D119]/64)" office:value-type="float" office:value="36" calcext:value-type="float">
            <text:p>36</text:p>
          </table:table-cell>
          <table:table-cell table:formula="of:=16000000/(64*[.E119])" office:value-type="float" office:value="6944.44444444444" calcext:value-type="float">
            <text:p>6944.4444444445</text:p>
          </table:table-cell>
          <table:table-cell table:formula="of:=[.F119]-[.C119]" office:value-type="float" office:value="-95.5599408874678" calcext:value-type="float">
            <text:p>-95.5599408875</text:p>
          </table:table-cell>
          <table:table-cell table:formula="of:=[.G119]/[.F119]*100" office:value-type="float" office:value="-1.37606314877954" calcext:value-type="float">
            <text:p>-1.3760631488</text:p>
          </table:table-cell>
          <table:table-cell table:formula="of:=65535-[.E119]" office:value-type="float" office:value="65499" calcext:value-type="float">
            <text:p>6549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0594631" calcext:value-type="float">
            <text:p>1.0594631</text:p>
          </table:table-cell>
          <table:table-cell table:formula="of:=[.B119]*[.C119]" office:value-type="float" office:value="7458.62487009734" calcext:value-type="float">
            <text:p>7458.6248700974</text:p>
          </table:table-cell>
          <table:table-cell table:formula="of:=ROUND(16000000/[.C120]; 0)" office:value-type="float" office:value="2145" calcext:value-type="float">
            <text:p>2145</text:p>
          </table:table-cell>
          <table:table-cell table:formula="of:=ROUND([.D120]/64)" office:value-type="float" office:value="34" calcext:value-type="float">
            <text:p>34</text:p>
          </table:table-cell>
          <table:table-cell table:formula="of:=16000000/(64*[.E120])" office:value-type="float" office:value="7352.94117647059" calcext:value-type="float">
            <text:p>7352.9411764706</text:p>
          </table:table-cell>
          <table:table-cell table:formula="of:=[.F120]-[.C120]" office:value-type="float" office:value="-105.683693626755" calcext:value-type="float">
            <text:p>-105.6836936268</text:p>
          </table:table-cell>
          <table:table-cell table:formula="of:=[.G120]/[.F120]*100" office:value-type="float" office:value="-1.43729823332386" calcext:value-type="float">
            <text:p>-1.4372982333</text:p>
          </table:table-cell>
          <table:table-cell table:formula="of:=65535-[.E120]" office:value-type="float" office:value="65501" calcext:value-type="float">
            <text:p>655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0594631" calcext:value-type="float">
            <text:p>1.0594631</text:p>
          </table:table-cell>
          <table:table-cell table:formula="of:=[.B120]*[.C120]" office:value-type="float" office:value="7902.13782661043" calcext:value-type="float">
            <text:p>7902.1378266104</text:p>
          </table:table-cell>
          <table:table-cell table:formula="of:=ROUND(16000000/[.C121]; 0)" office:value-type="float" office:value="2025" calcext:value-type="float">
            <text:p>2025</text:p>
          </table:table-cell>
          <table:table-cell table:formula="of:=ROUND([.D121]/64)" office:value-type="float" office:value="32" calcext:value-type="float">
            <text:p>32</text:p>
          </table:table-cell>
          <table:table-cell table:formula="of:=16000000/(64*[.E121])" office:value-type="float" office:value="7812.5" calcext:value-type="float">
            <text:p>7812.5</text:p>
          </table:table-cell>
          <table:table-cell table:formula="of:=[.F121]-[.C121]" office:value-type="float" office:value="-89.6378266104293" calcext:value-type="float">
            <text:p>-89.6378266104</text:p>
          </table:table-cell>
          <table:table-cell table:formula="of:=[.G121]/[.F121]*100" office:value-type="float" office:value="-1.1473641806135" calcext:value-type="float">
            <text:p>-1.1473641806</text:p>
          </table:table-cell>
          <table:table-cell table:formula="of:=65535-[.E121]" office:value-type="float" office:value="65503" calcext:value-type="float">
            <text:p>6550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0594631" calcext:value-type="float">
            <text:p>1.0594631</text:p>
          </table:table-cell>
          <table:table-cell table:formula="of:=[.B121]*[.C121]" office:value-type="float" office:value="8372.02343840795" calcext:value-type="float">
            <text:p>8372.023438408</text:p>
          </table:table-cell>
          <table:table-cell table:formula="of:=ROUND(16000000/[.C122]; 0)" office:value-type="float" office:value="1911" calcext:value-type="float">
            <text:p>1911</text:p>
          </table:table-cell>
          <table:table-cell table:formula="of:=ROUND([.D122]/64)" office:value-type="float" office:value="30" calcext:value-type="float">
            <text:p>30</text:p>
          </table:table-cell>
          <table:table-cell table:formula="of:=16000000/(64*[.E122])" office:value-type="float" office:value="8333.33333333333" calcext:value-type="float">
            <text:p>8333.3333333333</text:p>
          </table:table-cell>
          <table:table-cell table:formula="of:=[.F122]-[.C122]" office:value-type="float" office:value="-38.6901050746146" calcext:value-type="float">
            <text:p>-38.6901050746</text:p>
          </table:table-cell>
          <table:table-cell table:formula="of:=[.G122]/[.F122]*100" office:value-type="float" office:value="-0.464281260895375" calcext:value-type="float">
            <text:p>-0.4642812609</text:p>
          </table:table-cell>
          <table:table-cell table:formula="of:=65535-[.E122]" office:value-type="float" office:value="65505" calcext:value-type="float">
            <text:p>655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0594631" calcext:value-type="float">
            <text:p>1.0594631</text:p>
          </table:table-cell>
          <table:table-cell table:formula="of:=[.B122]*[.C122]" office:value-type="float" office:value="8869.84990532834" calcext:value-type="float">
            <text:p>8869.8499053284</text:p>
          </table:table-cell>
          <table:table-cell table:formula="of:=ROUND(16000000/[.C123]; 0)" office:value-type="float" office:value="1804" calcext:value-type="float">
            <text:p>1804</text:p>
          </table:table-cell>
          <table:table-cell table:formula="of:=ROUND([.D123]/64)" office:value-type="float" office:value="28" calcext:value-type="float">
            <text:p>28</text:p>
          </table:table-cell>
          <table:table-cell table:formula="of:=16000000/(64*[.E123])" office:value-type="float" office:value="8928.57142857143" calcext:value-type="float">
            <text:p>8928.5714285714</text:p>
          </table:table-cell>
          <table:table-cell table:formula="of:=[.F123]-[.C123]" office:value-type="float" office:value="58.7215232430845" calcext:value-type="float">
            <text:p>58.7215232431</text:p>
          </table:table-cell>
          <table:table-cell table:formula="of:=[.G123]/[.F123]*100" office:value-type="float" office:value="0.657681060322546" calcext:value-type="float">
            <text:p>0.6576810603</text:p>
          </table:table-cell>
          <table:table-cell table:formula="of:=65535-[.E123]" office:value-type="float" office:value="65507" calcext:value-type="float">
            <text:p>655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0594631" calcext:value-type="float">
            <text:p>1.0594631</text:p>
          </table:table-cell>
          <table:table-cell table:formula="of:=[.B123]*[.C123]" office:value-type="float" office:value="9397.27867723387" calcext:value-type="float">
            <text:p>9397.2786772339</text:p>
          </table:table-cell>
          <table:table-cell table:formula="of:=ROUND(16000000/[.C124]; 0)" office:value-type="float" office:value="1703" calcext:value-type="float">
            <text:p>1703</text:p>
          </table:table-cell>
          <table:table-cell table:formula="of:=ROUND([.D124]/64)" office:value-type="float" office:value="27" calcext:value-type="float">
            <text:p>27</text:p>
          </table:table-cell>
          <table:table-cell table:formula="of:=16000000/(64*[.E124])" office:value-type="float" office:value="9259.25925925926" calcext:value-type="float">
            <text:p>9259.2592592593</text:p>
          </table:table-cell>
          <table:table-cell table:formula="of:=[.F124]-[.C124]" office:value-type="float" office:value="-138.019417974616" calcext:value-type="float">
            <text:p>-138.0194179746</text:p>
          </table:table-cell>
          <table:table-cell table:formula="of:=[.G124]/[.F124]*100" office:value-type="float" office:value="-1.49060971412585" calcext:value-type="float">
            <text:p>-1.4906097141</text:p>
          </table:table-cell>
          <table:table-cell table:formula="of:=65535-[.E124]" office:value-type="float" office:value="65508" calcext:value-type="float">
            <text:p>655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0594631" calcext:value-type="float">
            <text:p>1.0594631</text:p>
          </table:table-cell>
          <table:table-cell table:formula="of:=[.B124]*[.C124]" office:value-type="float" office:value="9956.0699989461" calcext:value-type="float">
            <text:p>9956.0699989461</text:p>
          </table:table-cell>
          <table:table-cell table:formula="of:=ROUND(16000000/[.C125]; 0)" office:value-type="float" office:value="1607" calcext:value-type="float">
            <text:p>1607</text:p>
          </table:table-cell>
          <table:table-cell table:formula="of:=ROUND([.D125]/64)" office:value-type="float" office:value="25" calcext:value-type="float">
            <text:p>25</text:p>
          </table:table-cell>
          <table:table-cell table:formula="of:=16000000/(64*[.E125])" office:value-type="float" office:value="10000" calcext:value-type="float">
            <text:p>10000</text:p>
          </table:table-cell>
          <table:table-cell table:formula="of:=[.F125]-[.C125]" office:value-type="float" office:value="43.9300010538991" calcext:value-type="float">
            <text:p>43.9300010539</text:p>
          </table:table-cell>
          <table:table-cell table:formula="of:=[.G125]/[.F125]*100" office:value-type="float" office:value="0.439300010538991" calcext:value-type="float">
            <text:p>0.4393000105</text:p>
          </table:table-cell>
          <table:table-cell table:formula="of:=65535-[.E125]" office:value-type="float" office:value="65510" calcext:value-type="float">
            <text:p>655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0594631" calcext:value-type="float">
            <text:p>1.0594631</text:p>
          </table:table-cell>
          <table:table-cell table:formula="of:=[.B125]*[.C125]" office:value-type="float" office:value="10548.0887849004" calcext:value-type="float">
            <text:p>10548.0887849004</text:p>
          </table:table-cell>
          <table:table-cell table:formula="of:=ROUND(16000000/[.C126]; 0)" office:value-type="float" office:value="1517" calcext:value-type="float">
            <text:p>1517</text:p>
          </table:table-cell>
          <table:table-cell table:formula="of:=ROUND([.D126]/64)" office:value-type="float" office:value="24" calcext:value-type="float">
            <text:p>24</text:p>
          </table:table-cell>
          <table:table-cell table:formula="of:=16000000/(64*[.E126])" office:value-type="float" office:value="10416.6666666667" calcext:value-type="float">
            <text:p>10416.6666666667</text:p>
          </table:table-cell>
          <table:table-cell table:formula="of:=[.F126]-[.C126]" office:value-type="float" office:value="-131.422118233768" calcext:value-type="float">
            <text:p>-131.4221182338</text:p>
          </table:table-cell>
          <table:table-cell table:formula="of:=[.G126]/[.F126]*100" office:value-type="float" office:value="-1.26165233504417" calcext:value-type="float">
            <text:p>-1.261652335</text:p>
          </table:table-cell>
          <table:table-cell table:formula="of:=65535-[.E126]" office:value-type="float" office:value="65511" calcext:value-type="float">
            <text:p>655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0594631" calcext:value-type="float">
            <text:p>1.0594631</text:p>
          </table:table-cell>
          <table:table-cell table:formula="of:=[.B126]*[.C126]" office:value-type="float" office:value="11175.3108431258" calcext:value-type="float">
            <text:p>11175.3108431258</text:p>
          </table:table-cell>
          <table:table-cell table:formula="of:=ROUND(16000000/[.C127]; 0)" office:value-type="float" office:value="1432" calcext:value-type="float">
            <text:p>1432</text:p>
          </table:table-cell>
          <table:table-cell table:formula="of:=ROUND([.D127]/64)" office:value-type="float" office:value="22" calcext:value-type="float">
            <text:p>22</text:p>
          </table:table-cell>
          <table:table-cell table:formula="of:=16000000/(64*[.E127])" office:value-type="float" office:value="11363.6363636364" calcext:value-type="float">
            <text:p>11363.6363636364</text:p>
          </table:table-cell>
          <table:table-cell table:formula="of:=[.F127]-[.C127]" office:value-type="float" office:value="188.325520510516" calcext:value-type="float">
            <text:p>188.3255205105</text:p>
          </table:table-cell>
          <table:table-cell table:formula="of:=[.G127]/[.F127]*100" office:value-type="float" office:value="1.65726458049254" calcext:value-type="float">
            <text:p>1.6572645805</text:p>
          </table:table-cell>
          <table:table-cell table:formula="of:=65535-[.E127]" office:value-type="float" office:value="65513" calcext:value-type="float">
            <text:p>655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0594631" calcext:value-type="float">
            <text:p>1.0594631</text:p>
          </table:table-cell>
          <table:table-cell table:formula="of:=[.B127]*[.C127]" office:value-type="float" office:value="11839.8294693217" calcext:value-type="float">
            <text:p>11839.8294693217</text:p>
          </table:table-cell>
          <table:table-cell table:formula="of:=ROUND(16000000/[.C128]; 0)" office:value-type="float" office:value="1351" calcext:value-type="float">
            <text:p>1351</text:p>
          </table:table-cell>
          <table:table-cell table:formula="of:=ROUND([.D128]/64)" office:value-type="float" office:value="21" calcext:value-type="float">
            <text:p>21</text:p>
          </table:table-cell>
          <table:table-cell table:formula="of:=16000000/(64*[.E128])" office:value-type="float" office:value="11904.7619047619" calcext:value-type="float">
            <text:p>11904.7619047619</text:p>
          </table:table-cell>
          <table:table-cell table:formula="of:=[.F128]-[.C128]" office:value-type="float" office:value="64.9324354401797" calcext:value-type="float">
            <text:p>64.9324354402</text:p>
          </table:table-cell>
          <table:table-cell table:formula="of:=[.G128]/[.F128]*100" office:value-type="float" office:value="0.545432457697509" calcext:value-type="float">
            <text:p>0.5454324577</text:p>
          </table:table-cell>
          <table:table-cell table:formula="of:=65535-[.E128]" office:value-type="float" office:value="65514" calcext:value-type="float">
            <text:p>655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0594631" calcext:value-type="float">
            <text:p>1.0594631</text:p>
          </table:table-cell>
          <table:table-cell table:formula="of:=[.B128]*[.C128]" office:value-type="float" office:value="12543.862433039" calcext:value-type="float">
            <text:p>12543.862433039</text:p>
          </table:table-cell>
          <table:table-cell table:formula="of:=ROUND(16000000/[.C129]; 0)" office:value-type="float" office:value="1276" calcext:value-type="float">
            <text:p>1276</text:p>
          </table:table-cell>
          <table:table-cell table:formula="of:=ROUND([.D129]/64)" office:value-type="float" office:value="20" calcext:value-type="float">
            <text:p>20</text:p>
          </table:table-cell>
          <table:table-cell table:formula="of:=16000000/(64*[.E129])" office:value-type="float" office:value="12500" calcext:value-type="float">
            <text:p>12500</text:p>
          </table:table-cell>
          <table:table-cell table:formula="of:=[.F129]-[.C129]" office:value-type="float" office:value="-43.8624330389503" calcext:value-type="float">
            <text:p>-43.862433039</text:p>
          </table:table-cell>
          <table:table-cell table:formula="of:=[.G129]/[.F129]*100" office:value-type="float" office:value="-0.350899464311602" calcext:value-type="float">
            <text:p>-0.3508994643</text:p>
          </table:table-cell>
          <table:table-cell table:formula="of:=65535-[.E129]" office:value-type="float" office:value="65515" calcext:value-type="float">
            <text:p>65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 style:data-style-name="N2" text:time-value="18:55:15.927112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9T21:55:31.353509567</meta:creation-date>
    <meta:editing-duration>PT5M37S</meta:editing-duration>
    <meta:editing-cycles>4</meta:editing-cycles>
    <meta:generator>LibreOffice/4.2.5.2$Linux_X86_64 LibreOffice_project/420m0$Build-2</meta:generator>
    <meta:initial-creator>Radek Pilar</meta:initial-creator>
    <dc:date>2014-08-22T19:08:19.561102031</dc:date>
    <dc:creator>Radek Pilar</dc:creator>
    <meta:document-statistic meta:table-count="1" meta:cell-count="1161" meta:object-count="0"/>
  </office:meta>
</office:document-meta>
</file>